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ctor" svg:font-family="Actor" style:font-pitch="variable"/>
    <style:font-face style:name="Coda" svg:font-family="Co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3c4f2" officeooo:paragraph-rsid="0003c4f2"/>
    </style:style>
    <style:style style:name="P3" style:family="paragraph" style:parent-style-name="Text_20_body">
      <style:text-properties officeooo:paragraph-rsid="0003c4f2"/>
    </style:style>
    <style:style style:name="P4" style:family="paragraph" style:parent-style-name="Text_20_body">
      <style:text-properties officeooo:paragraph-rsid="000501ef"/>
    </style:style>
    <style:style style:name="P5" style:family="paragraph" style:parent-style-name="Text_20_body">
      <style:text-properties officeooo:paragraph-rsid="0005b8af"/>
    </style:style>
    <style:style style:name="P6" style:family="paragraph" style:parent-style-name="Text_20_body">
      <style:text-properties officeooo:paragraph-rsid="0011a4cf"/>
    </style:style>
    <style:style style:name="P7" style:family="paragraph" style:parent-style-name="Title">
      <style:text-properties officeooo:rsid="0003c4f2" officeooo:paragraph-rsid="0003c4f2"/>
    </style:style>
    <style:style style:name="P8" style:family="paragraph" style:parent-style-name="Subtitle">
      <style:text-properties officeooo:rsid="0003c4f2" officeooo:paragraph-rsid="0003c4f2"/>
    </style:style>
    <style:style style:name="P9" style:family="paragraph" style:parent-style-name="Text_20_body" style:list-style-name="L1">
      <style:text-properties officeooo:rsid="000501ef" officeooo:paragraph-rsid="000501ef"/>
    </style:style>
    <style:style style:name="P10" style:family="paragraph" style:parent-style-name="Text_20_body" style:list-style-name="L2">
      <style:text-properties officeooo:rsid="000501ef" officeooo:paragraph-rsid="000501ef"/>
    </style:style>
    <style:style style:name="P11" style:family="paragraph" style:parent-style-name="Text_20_body">
      <style:text-properties officeooo:rsid="000501ef" officeooo:paragraph-rsid="000501ef"/>
    </style:style>
    <style:style style:name="P12" style:family="paragraph" style:parent-style-name="Text_20_body">
      <style:text-properties officeooo:paragraph-rsid="0011ba54"/>
    </style:style>
    <style:style style:name="P13" style:family="paragraph" style:parent-style-name="Text_20_body">
      <style:text-properties officeooo:paragraph-rsid="0003c4f2"/>
    </style:style>
    <style:style style:name="P14" style:family="paragraph" style:parent-style-name="Text_20_body" style:list-style-name="L9">
      <style:text-properties officeooo:paragraph-rsid="000501ef"/>
    </style:style>
    <style:style style:name="P15" style:family="paragraph" style:parent-style-name="Text_20_body" style:list-style-name="L10"/>
    <style:style style:name="P16" style:family="paragraph" style:parent-style-name="Text_20_body">
      <style:text-properties style:font-name="Actor" fo:font-size="10.5pt" style:font-size-asian="10.5pt" style:font-size-complex="10.5pt"/>
    </style:style>
    <style:style style:name="P17" style:family="paragraph" style:parent-style-name="Text_20_body">
      <style:text-properties style:font-name="Actor" fo:font-size="10.5pt" officeooo:paragraph-rsid="00138eda" style:font-size-asian="10.5pt" style:font-size-complex="10.5pt"/>
    </style:style>
    <style:style style:name="P18" style:family="paragraph" style:parent-style-name="Text_20_body">
      <style:text-properties style:font-name="Actor" fo:font-size="10.5pt" officeooo:paragraph-rsid="0013a871" style:font-size-asian="10.5pt" style:font-size-complex="10.5pt"/>
    </style:style>
    <style:style style:name="P19" style:family="paragraph" style:parent-style-name="Text_20_body">
      <style:text-properties officeooo:paragraph-rsid="0011a4cf"/>
    </style:style>
    <style:style style:name="P20" style:family="paragraph" style:parent-style-name="Text_20_body">
      <style:text-properties officeooo:paragraph-rsid="00148831"/>
    </style:style>
    <style:style style:name="P21" style:family="paragraph" style:parent-style-name="Text_20_body" style:list-style-name="L11">
      <style:text-properties officeooo:rsid="0014a387" officeooo:paragraph-rsid="0014a387"/>
    </style:style>
    <style:style style:name="P22" style:family="paragraph" style:parent-style-name="Text_20_body">
      <style:text-properties officeooo:paragraph-rsid="0014a387"/>
    </style:style>
    <style:style style:name="P23" style:family="paragraph" style:parent-style-name="Heading_20_1">
      <style:text-properties officeooo:rsid="000501ef" officeooo:paragraph-rsid="000501ef"/>
    </style:style>
    <style:style style:name="P24" style:family="paragraph" style:parent-style-name="Heading_20_1" style:list-style-name="">
      <style:text-properties officeooo:rsid="0010b2d3" officeooo:paragraph-rsid="0010b2d3"/>
    </style:style>
    <style:style style:name="P25" style:family="paragraph" style:parent-style-name="Heading_20_1" style:list-style-name="">
      <style:text-properties officeooo:rsid="00148831" officeooo:paragraph-rsid="00148831"/>
    </style:style>
    <style:style style:name="P26" style:family="paragraph" style:parent-style-name="Heading_20_1">
      <style:text-properties officeooo:rsid="0014a387" officeooo:paragraph-rsid="0014a387"/>
    </style:style>
    <style:style style:name="P27" style:family="paragraph" style:parent-style-name="Heading_20_1">
      <style:paragraph-properties fo:break-before="page"/>
      <style:text-properties officeooo:rsid="0003c4f2" officeooo:paragraph-rsid="0003c4f2"/>
    </style:style>
    <style:style style:name="P28" style:family="paragraph" style:parent-style-name="Heading_20_1">
      <style:paragraph-properties fo:break-before="page"/>
      <style:text-properties officeooo:rsid="0010b2d3" officeooo:paragraph-rsid="0010b2d3"/>
    </style:style>
    <style:style style:name="P29" style:family="paragraph" style:parent-style-name="Heading_20_1">
      <style:paragraph-properties fo:break-before="page"/>
      <style:text-properties officeooo:rsid="00148831" officeooo:paragraph-rsid="00148831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2">
      <style:text-properties officeooo:rsid="0011ba54" officeooo:paragraph-rsid="0011ba54"/>
    </style:style>
    <style:style style:name="P32" style:family="paragraph" style:parent-style-name="Heading_20_2">
      <style:text-properties officeooo:paragraph-rsid="00148831"/>
    </style:style>
    <style:style style:name="P3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officeooo:rsid="0005b8af"/>
    </style:style>
    <style:style style:name="T2" style:family="text">
      <style:text-properties fo:font-style="normal" officeooo:rsid="00077255" style:font-style-asian="normal" style:font-style-complex="normal"/>
    </style:style>
    <style:style style:name="T3" style:family="text">
      <style:text-properties fo:font-style="normal" officeooo:rsid="0011ba54" style:font-style-asian="normal" style:font-style-complex="normal"/>
    </style:style>
    <style:style style:name="T4" style:family="text">
      <style:text-properties style:use-window-font-color="true" style:font-name="Liberation Serif"/>
    </style:style>
    <style:style style:name="T5" style:family="text">
      <style:text-properties style:use-window-font-color="true" style:font-name="Liberation Serif" officeooo:rsid="00138eda"/>
    </style:style>
    <style:style style:name="T6" style:family="text">
      <style:text-properties style:use-window-font-color="true" style:font-name="Liberation Serif" officeooo:rsid="0013a871"/>
    </style:style>
    <style:style style:name="T7" style:family="text">
      <style:text-properties style:use-window-font-color="true" style:font-name="Liberation Serif" officeooo:rsid="00148831"/>
    </style:style>
    <style:style style:name="T8" style:family="text">
      <style:text-properties style:use-window-font-color="true" style:font-name="Actor" fo:font-size="10.5pt" officeooo:rsid="00148831" style:font-size-asian="10.5pt" style:font-size-complex="10.5pt"/>
    </style:style>
    <style:style style:name="T9" style:family="text">
      <style:text-properties officeooo:rsid="0011ba54"/>
    </style:style>
    <style:style style:name="T10" style:family="text">
      <style:text-properties style:text-position="sub 58%"/>
    </style:style>
    <style:style style:name="T11" style:family="text">
      <style:text-properties officeooo:rsid="00138eda"/>
    </style:style>
    <style:style style:name="T12" style:family="text">
      <style:text-properties officeooo:rsid="0013a871"/>
    </style:style>
    <style:style style:name="T13" style:family="text">
      <style:text-properties officeooo:rsid="00148831"/>
    </style:style>
    <style:style style:name="T14" style:family="text">
      <style:text-properties officeooo:rsid="0014a387"/>
    </style:style>
    <style:style style:name="T15" style:family="text">
      <style:text-properties officeooo:rsid="0017f7f1"/>
    </style:style>
    <style:style style:name="T16" style:family="text">
      <style:text-properties fo:font-size="16pt" style:font-size-asian="16pt" style:font-size-complex="16pt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9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Projektowanie Efektywnych Algorytmów</text:p>
      <text:p text:style-name="P2"/>
      <text:p text:style-name="P8">Projekt <text:span text:style-name="T9">2</text:span>: Rozwiązanie problemu komiwojażera przy pomocy <text:span text:style-name="T9">algorytmu metaheurystycznego przeszukiwania tabu</text:span></text:p>
      <text:p text:style-name="P2"><draw:frame text:anchor-type="paragraph" draw:z-index="0" draw:name="Kształt1" draw:style-name="gr1" draw:text-style-name="P36" svg:width="5.531cm" svg:height="2.594cm" svg:x="11.943cm" svg:y="11.721cm"><draw:text-box><text:p text:style-name="P35"><text:span text:style-name="T16">Igor Kurek</text:span></text:p><text:p text:style-name="P35"><text:span text:style-name="T16">226004</text:span></text:p></draw:text-box></draw:fram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0">Spis treści</text:p>
          </text:index-title>
          <text:p text:style-name="P33"><text:a xlink:type="simple" xlink:href="#__RefHeading___Toc105_62636327" text:style-name="Index_20_Link" text:visited-style-name="Index_20_Link">1 Wstęp<text:tab/>3</text:a></text:p>
          <text:p text:style-name="P33"><text:a xlink:type="simple" xlink:href="#__RefHeading___Toc107_62636327" text:style-name="Index_20_Link" text:visited-style-name="Index_20_Link">2 Specyfikacja techniczna<text:tab/>3</text:a></text:p>
          <text:p text:style-name="P33"><text:a xlink:type="simple" xlink:href="#__RefHeading___Toc528_4191272784" text:style-name="Index_20_Link" text:visited-style-name="Index_20_Link">3 Platforma testowa<text:tab/>3</text:a></text:p>
          <text:p text:style-name="P33"><text:a xlink:type="simple" xlink:href="#__RefHeading___Toc127_62636327" text:style-name="Index_20_Link" text:visited-style-name="Index_20_Link">4 Analiza problemu<text:tab/>4</text:a></text:p>
          <text:p text:style-name="P33"><text:a xlink:type="simple" xlink:href="#__RefHeading___Toc109_62636327" text:style-name="Index_20_Link" text:visited-style-name="Index_20_Link">5 Opis algorytmu<text:tab/>4</text:a></text:p>
          <text:p text:style-name="P34"><text:a xlink:type="simple" xlink:href="#__RefHeading___Toc111_62636327" text:style-name="Index_20_Link" text:visited-style-name="Index_20_Link">5.1 Opis ogólny<text:tab/>4</text:a></text:p>
          <text:p text:style-name="P34"><text:a xlink:type="simple" xlink:href="#__RefHeading___Toc113_62636327" text:style-name="Index_20_Link" text:visited-style-name="Index_20_Link">5.2 Reprezentacja algorytmu w pseudokodzie<text:tab/>4</text:a></text:p>
          <text:p text:style-name="P33"><text:a xlink:type="simple" xlink:href="#__RefHeading___Toc395_4191272784" text:style-name="Index_20_Link" text:visited-style-name="Index_20_Link">6 Wyniki testu algorytmu<text:tab/>6</text:a></text:p>
          <text:p text:style-name="P34"><text:a xlink:type="simple" xlink:href="#__RefHeading___Toc397_4191272784" text:style-name="Index_20_Link" text:visited-style-name="Index_20_Link">6.1 Dla 48 miast<text:tab/>6</text:a></text:p>
          <text:p text:style-name="P34"><text:a xlink:type="simple" xlink:href="#__RefHeading___Toc399_4191272784" text:style-name="Index_20_Link" text:visited-style-name="Index_20_Link">6.2 Dla 130 miast<text:tab/>7</text:a></text:p>
          <text:p text:style-name="P34"><text:a xlink:type="simple" xlink:href="#__RefHeading___Toc401_4191272784" text:style-name="Index_20_Link" text:visited-style-name="Index_20_Link">6.3 Dla 323 miast<text:tab/>8</text:a></text:p>
          <text:p text:style-name="P33"><text:a xlink:type="simple" xlink:href="#__RefHeading___Toc403_4191272784" text:style-name="Index_20_Link" text:visited-style-name="Index_20_Link">7 Wnioski<text:tab/>9</text:a></text:p>
        </text:index-body>
      </text:table-of-content>
      <text:p text:style-name="P2"/>
      <text:h text:style-name="P27" text:outline-level="1"><text:bookmark-start text:name="__RefHeading___Toc105_62636327"/>Wstęp<text:bookmark-end text:name="__RefHeading___Toc105_62636327"/></text:h>
      <text:p text:style-name="P3"><text:tab/>Celem projektu było wykonanie programu, wykorzystującego algorytm przeszukiwania z zakazami (ang. Tabu Search) dla problemu komiwojażera. Wskazanym było, aby algorytm uwzględniał mechanizm dywersyfikacji przeszukiwania przestrzeni rozwiązań (powroty, ruchy losowe, itp).</text:p>
      <text:p text:style-name="P3"/>
      <text:h text:style-name="P23" text:outline-level="1"><text:bookmark-start text:name="__RefHeading___Toc107_62636327"/>Specyfikacja techniczna<text:bookmark-end text:name="__RefHeading___Toc107_62636327"/></text:h>
      <text:list xml:id="list3441372269" text:style-name="L1">
        <text:list-item>
          <text:p text:style-name="P9">Program wykonany został w wieloparadygmatowym języku programowania Rust</text:p>
        </text:list-item>
      </text:list>
      <text:list xml:id="list2398736220" text:style-name="L2">
        <text:list-item>
          <text:p text:style-name="P10">Struktury przechowujące dane alokowane są dynamicznie, zależnie od rozmiaru problemu</text:p>
        </text:list-item>
        <text:list-item>
          <text:p text:style-name="P10">Program posiada możliwość wczytywania danych z pliku, w celu weryfikacji poprawności</text:p>
        </text:list-item>
        <text:list-item>
          <text:p text:style-name="P10">Algorytm zostały zaimplementowan<text:span text:style-name="T9">y</text:span> zgodnie z paradygmatami programowania obiektowego</text:p>
        </text:list-item>
        <text:list-item>
          <text:p text:style-name="P10">Czas wykonania algorytmu mierzony był z dokładnością do nanosekund, przy wykorzystaniu bibliotek systemowych</text:p>
        </text:list-item>
      </text:list>
      <text:p text:style-name="P11"/>
      <text:h text:style-name="P26" text:outline-level="1"><text:bookmark-start text:name="__RefHeading___Toc528_4191272784"/>Platforma testowa<text:bookmark-end text:name="__RefHeading___Toc528_4191272784"/></text:h>
      <text:p text:style-name="P22"><text:tab/><text:span text:style-name="T14">Algorytm testowany był na komputerze osobistym o następujących parametrach:</text:span></text:p>
      <text:list xml:id="list451680037" text:style-name="L11">
        <text:list-item>
          <text:p text:style-name="P21">System Operacyjny: Manjaro Linux x64</text:p>
        </text:list-item>
        <text:list-item>
          <text:p text:style-name="P21">Procesor: Intel i7-3520 o taktowaniu 3.6 GHz</text:p>
        </text:list-item>
        <text:list-item>
          <text:p text:style-name="P21">RAM: 8Gb</text:p>
        </text:list-item>
        <text:list-item>
          <text:p text:style-name="P21">Środowisko Programistyczne : IntelliJ IDEA Enterprise 2017.3</text:p>
        </text:list-item>
        <text:list-item>
          <text:p text:style-name="P21">Język: Rust 1.22.1</text:p>
        </text:list-item>
        <text:list-item>
          <text:p text:style-name="P21">Kompilator: rustc 1.22.1</text:p>
        </text:list-item>
      </text:list>
      <text:p text:style-name="Standard"><text:line-break/><text:line-break/></text:p>
      <text:h text:style-name="P24" text:outline-level="1"/>
      <text:h text:style-name="P28" text:outline-level="1"><text:bookmark-start text:name="__RefHeading___Toc127_62636327"/>Analiza problemu<text:bookmark-end text:name="__RefHeading___Toc127_62636327"/></text:h>
      <text:p text:style-name="P5"><text:tab/><text:span text:style-name="T1">Asynchroniczny problem komiwojażera należy do klasy problemów NP-trudnych. Jest to optymalizacyjny problem, rozwiązaniem którego jest znalezienie minimalnego cyklu Hamiltona (ścieżki prowadzącej przez wszystkie wierzchołki grafu, powracając na końcu do wierzchołka początkowego) w grafie pełnym ważonym. W wersji asynchronicznej, odległości pomiędzy wierzchołkami mogą dodatkowo zależeć także od kierunku przejścia pomiędzy nimi. Główną trudnością w rozwiązaniu problemu jest znacząca liczba możliwych kombinacji.</text:span></text:p>
      <text:p text:style-name="P5"/>
      <text:h text:style-name="P23" text:outline-level="1"><text:bookmark-start text:name="__RefHeading___Toc109_62636327"/>Opis algorytm<text:span text:style-name="T9">u</text:span><text:bookmark-end text:name="__RefHeading___Toc109_62636327"/></text:h>
      <text:h text:style-name="P31" text:outline-level="2"><text:bookmark-start text:name="__RefHeading___Toc111_62636327"/>Opis ogólny<text:bookmark-end text:name="__RefHeading___Toc111_62636327"/></text:h>
      <text:p text:style-name="P4"><text:tab/><text:span text:style-name="T2">Tabu Search </text:span><text:span text:style-name="T3">(przeszukiwanie tabu, przeszukiwanie z zakazami)</text:span><text:span text:style-name="T2"> to metaheurysty</text:span><text:span text:style-name="T3">czna metoda </text:span><text:s/>oparta na iteracyjnym przeszukiwaniu przestrzeni rozwiązań, wykorzystując sąsiedztwo <text:span text:style-name="T9">elementów,</text:span> zapamiętując niektóre ruchy, oraz ich <text:span text:style-name="T9">częstość</text:span> występowania w celu unikania lokalnych minimów oraz poszukiwania rozwiązań globalnie optymalnych w rozsądnym czasie. <text:span text:style-name="T9">Algorytm tabu search zawiera kilka elementów charakterystycznych</text:span>:</text:p>
      <text:list xml:id="list2446379963" text:style-name="L9">
        <text:list-item>
          <text:p text:style-name="P14">Funkcja <text:span text:style-name="T9">definiująca wartość ścieżki</text:span></text:p>
        </text:list-item>
        <text:list-item>
          <text:p text:style-name="P14"><text:span text:style-name="T9">Lista zawierająca ruchy zakazane (lista tabu)</text:span></text:p>
        </text:list-item>
        <text:list-item>
          <text:p text:style-name="P14"><text:span text:style-name="T9">Metoda dywersyfikacji</text:span></text:p>
        </text:list-item>
        <text:list-item>
          <text:p text:style-name="P14"><text:span text:style-name="T9">Warunek kończący wykonywanie algorytmu</text:span></text:p>
        </text:list-item>
      </text:list>
      <text:h text:style-name="P31" text:outline-level="2"><text:bookmark-start text:name="__RefHeading___Toc113_62636327"/>Reprezentacja algorytmu w pseudokodzie<text:bookmark-end text:name="__RefHeading___Toc113_62636327"/></text:h>
      <text:p text:style-name="P12"><text:span text:style-name="T9">W poniższym pseudokodzie użyte zostały oznaczenia:</text:span></text:p>
      <text:list xml:id="list46318919" text:style-name="L10">
        <text:list-item>
          <text:p text:style-name="P15"><text:span text:style-name="T6">path </text:span><text:span text:style-name="T4">- kolejne wierzchołki </text:span><text:span text:style-name="T7">grafu w postaci ścieżki</text:span></text:p>
        </text:list-item>
        <text:list-item>
          <text:p text:style-name="P15"><text:span text:style-name="T4">b</text:span><text:span text:style-name="T6">est</text:span><text:span text:style-name="T4">_path – </text:span><text:span text:style-name="T7">najlepsza znaleziona ścieżka</text:span></text:p>
        </text:list-item>
        <text:list-item>
          <text:p text:style-name="P15"><text:span text:style-name="T6">iterations</text:span><text:span text:style-name="T4"> - zdefiniowana początkowo maksymalna ilość iteracji</text:span></text:p>
        </text:list-item>
        <text:list-item>
          <text:p text:style-name="P15"><text:span text:style-name="T4">lifetime - zdefiniowana początkowo kadencja</text:span></text:p>
        </text:list-item>
        <text:list-item>
          <text:p text:style-name="P15"><text:span text:style-name="T4">max</text:span><text:span text:style-name="T5">_</text:span><text:span text:style-name="T7">critical_events </text:span><text:span text:style-name="T4">- zdefiniowana początkowo maksymalna ilość powtórzeń </text:span><text:span text:style-name="T5">zamian wierzchołków</text:span><text:span text:style-name="T4"> bez poprawy wyników</text:span></text:p>
        </text:list-item>
        <text:list-item>
          <text:p text:style-name="P15"><text:span text:style-name="T4">critical_</text:span><text:span text:style-name="T7">events</text:span><text:span text:style-name="T4"> - ilość zamian miejsc bez poprawy wyniku</text:span></text:p>
        </text:list-item>
      </text:list>
      <text:p text:style-name="P20"><text:soft-page-break/><text:span text:style-name="T8">path = random_path()</text:span></text:p>
      <text:p text:style-name="P16">b<text:span text:style-name="T12">est</text:span>_path = path</text:p>
      <text:p text:style-name="P16">for (i = 0; i &lt; <text:span text:style-name="T12">iterations</text:span>; i<text:span text:style-name="T12">++</text:span>) {</text:p>
      <text:p text:style-name="P17"><text:tab/>path_length= length(path)</text:p>
      <text:p text:style-name="P16"><text:tab/>swap(<text:span text:style-name="T12">path</text:span>)</text:p>
      <text:p text:style-name="P16"><text:tab/>tab<text:span text:style-name="T12">u_list</text:span><text:span text:style-name="T10">xy</text:span> = lifetime</text:p>
      <text:p text:style-name="P16"><text:tab/><text:span text:style-name="T11">decrement(tabu_list)</text:span></text:p>
      <text:p text:style-name="P18"><text:tab/>if (<text:span text:style-name="T12">length(path)</text:span> &lt; length(<text:span text:style-name="T12">best_path</text:span>))</text:p>
      <text:p text:style-name="P18"><text:tab/>{</text:p>
      <text:p text:style-name="P17"><text:tab/><text:tab/>crirical_<text:span text:style-name="T13">events++</text:span></text:p>
      <text:p text:style-name="P16"><text:tab/>} else {</text:p>
      <text:p text:style-name="P16"><text:tab/><text:tab/>critical_<text:span text:style-name="T13">events</text:span> = <text:span text:style-name="T13">0</text:span></text:p>
      <text:p text:style-name="P16"><text:tab/>}</text:p>
      <text:p text:style-name="P16"><text:tab/>if (critical_<text:span text:style-name="T13">events</text:span> &gt;= max_<text:span text:style-name="T13">c</text:span>ritical_<text:span text:style-name="T13">e</text:span>vents) {</text:p>
      <text:p text:style-name="P16"><text:tab/><text:tab/><text:span text:style-name="T13">path = random_path</text:span>()</text:p>
      <text:p text:style-name="P16"><text:tab/><text:tab/>clear(tab<text:span text:style-name="T13">u_list</text:span>)</text:p>
      <text:p text:style-name="P16"><text:tab/>}</text:p>
      <text:p text:style-name="P16"><text:tab/>if (<text:span text:style-name="T13">length</text:span>(path) &lt; <text:span text:style-name="T13">length(best_path))</text:span> {</text:p>
      <text:p text:style-name="P16"><text:tab/><text:tab/>b<text:span text:style-name="T13">est</text:span>_path = path</text:p>
      <text:p text:style-name="P16"><text:tab/>}</text:p>
      <text:p text:style-name="P16">}</text:p>
      <text:h text:style-name="P25" text:outline-level="1"/>
      <text:h text:style-name="P29" text:outline-level="1"><text:bookmark-start text:name="__RefHeading___Toc395_4191272784"/>Wyniki testu algorytmu<text:bookmark-end text:name="__RefHeading___Toc395_4191272784"/></text:h>
      <text:h text:style-name="P32" text:outline-level="2"><text:bookmark-start text:name="__RefHeading___Toc397_4191272784"/><text:span text:style-name="T13">Dla 48 miast</text:span><text:bookmark-end text:name="__RefHeading___Toc397_4191272784"/></text:h>
      <text:p text:style-name="P6"><draw:frame draw:style-name="fr1" draw:name="Obiekt1" text:anchor-type="paragraph" svg:width="16.148cm" svg:height="9.85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Obiekt2" text:anchor-type="paragraph" svg:width="15.558cm" svg:height="9.497cm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P32" text:outline-level="2"><text:bookmark-start text:name="__RefHeading___Toc399_4191272784"/><text:soft-page-break/><text:span text:style-name="T13">Dla 130 miast</text:span><text:bookmark-end text:name="__RefHeading___Toc399_4191272784"/></text:h>
      <text:p text:style-name="P6"><draw:frame draw:style-name="fr1" draw:name="Obiekt3" text:anchor-type="paragraph" svg:width="16.016cm" svg:height="9.775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1" draw:name="Obiekt4" text:anchor-type="paragraph" svg:width="15.937cm" svg:height="9.728cm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P32" text:outline-level="2"><text:bookmark-start text:name="__RefHeading___Toc401_4191272784"/><text:soft-page-break/><text:span text:style-name="T13">Dla 323 miast</text:span><text:bookmark-end text:name="__RefHeading___Toc401_4191272784"/></text:h>
      <text:p text:style-name="P20"><draw:frame draw:style-name="fr1" draw:name="Obiekt5" text:anchor-type="paragraph" svg:width="15.688cm" svg:height="9.57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0"><draw:frame draw:style-name="fr1" draw:name="Obiekt6" text:anchor-type="paragraph" svg:width="15.676cm" svg:height="9.567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h text:style-name="P26" text:outline-level="1"><text:bookmark-start text:name="__RefHeading___Toc403_4191272784"/><text:soft-page-break/>Wnioski<text:bookmark-end text:name="__RefHeading___Toc403_4191272784"/></text:h>
      <text:p text:style-name="P22"><text:tab/><text:span text:style-name="T15">Skuteczność algorytmu tabu search jest jest definiowana głównie poprzez dobór odpowiednich parametrów wejściowych. Nie gwarantuje on uzyskania poprawnego wyniku, jednak wraz z upływem czasu uzyskane wyniki są coraz bliższe poprawnemu. Algorytm ten pozwala na dużą elastyczność pod względem czasu wykonania, jednak dobór odpowiednich parametrów wymaga dobrej znajomości problemu.<text:line-break/><text:tab/>Wprowadzenie w algorytmie metody dywersyfikacji zapobiega wpadnięciu w długie cykle zamiany sąsiednich elementów bez poprawy rezultatu, jednocześnie wprowadzając do algorytmu czynnik losowości. Głównym parametrem mającym wpływ na dokładność wyniku jest liczba iteracji algorytmu, pozostałe – długość kadencji i ilość zdarzeń krytycznych – powinny być dobierane odpowiednio do skali proble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ctor" svg:font-family="Actor" style:font-pitch="variable"/>
    <style:font-face style:name="Coda" svg:font-family="Co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Kurek</meta:initial-creator>
    <meta:creation-date>2017-11-01T02:00:30.028853388</meta:creation-date>
    <dc:date>2017-12-18T03:50:53.481218369</dc:date>
    <meta:editing-duration>PT35M48S</meta:editing-duration>
    <meta:editing-cycles>6</meta:editing-cycles>
    <meta:generator>LibreOffice/5.4.3.2$Linux_X86_64 LibreOffice_project/40m0$Build-2</meta:generator>
    <meta:document-statistic meta:table-count="0" meta:image-count="0" meta:object-count="6" meta:page-count="9" meta:paragraph-count="77" meta:word-count="568" meta:character-count="4249" meta:non-whitespace-character-count="37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48cm" svg:height="9.856cm" xlink:href="." xlink:type="simple" chart:class="chart:scatter" chart:style-name="ch1">
        <chart:title svg:x="5.398cm" svg:y="0.333cm" chart:style-name="ch2">
          <text:p>att48.tsp z dywersyfikacją</text:p>
        </chart:title>
        <chart:subtitle svg:x="3.585cm" svg:y="1.309cm" chart:style-name="ch3">
          <text:p>1000 iteracji, 100 kadencji, 50 zdarzeń krytycznych</text:p>
        </chart:subtitle>
        <chart:plot-area chart:style-name="ch4" chart:data-source-has-labels="both" svg:x="1.333cm" svg:y="2.189cm" svg:width="14.493cm" svg:height="6.489cm">
          <chartooo:coordinate-region svg:x="2.14cm" svg:y="2.388cm" svg:width="13.314cm" svg:height="5.643cm"/>
          <chart:axis chart:dimension="x" chart:name="primary-x" chart:style-name="ch5" chartooo:axis-type="auto">
            <chart:title svg:x="7.953cm" svg:y="8.875cm" chart:style-name="ch6">
              <text:p>Czas [s]</text:p>
            </chart:title>
            <chart:categories table:cell-range-address="local-table.$A$2:.$A$60"/>
            <chart:grid chart:style-name="ch7" chart:class="major"/>
          </chart:axis>
          <chart:axis chart:dimension="y" chart:name="primary-y" chart:style-name="ch5">
            <chart:title svg:x="0.451cm" svg:y="6.086cm" chart:style-name="ch8">
              <text:p>Błąd [%]</text:p>
            </chart:title>
            <chart:grid chart:style-name="ch7" chart:class="major"/>
          </chart:axis>
          <chart:series chart:style-name="ch9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łą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747555">
                <text:p>0.035747555</text:p>
              </table:table-cell>
              <table:table-cell office:value-type="float" office:value="1266.01430184419">
                <text:p>1266.01430184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159339">
                <text:p>0.062159339</text:p>
              </table:table-cell>
              <table:table-cell office:value-type="float" office:value="1163.64320662401">
                <text:p>1163.6432066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8013584">
                <text:p>0.088013584</text:p>
              </table:table-cell>
              <table:table-cell office:value-type="float" office:value="1071.41512984569">
                <text:p>1071.41512984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051377">
                <text:p>0.114051377</text:p>
              </table:table-cell>
              <table:table-cell office:value-type="float" office:value="1009.31501693639">
                <text:p>1009.31501693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783222">
                <text:p>0.139783222</text:p>
              </table:table-cell>
              <table:table-cell office:value-type="float" office:value="955.551373729771">
                <text:p>955.551373729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5497204">
                <text:p>0.165497204</text:p>
              </table:table-cell>
              <table:table-cell office:value-type="float" office:value="919.034625517501">
                <text:p>919.034625517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1268189">
                <text:p>0.191268189</text:p>
              </table:table-cell>
              <table:table-cell office:value-type="float" office:value="882.941287165977">
                <text:p>882.941287165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7860963">
                <text:p>0.217860963</text:p>
              </table:table-cell>
              <table:table-cell office:value-type="float" office:value="850.065863756116">
                <text:p>850.065863756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5278283">
                <text:p>0.245278283</text:p>
              </table:table-cell>
              <table:table-cell office:value-type="float" office:value="822.892359804291">
                <text:p>822.892359804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244706">
                <text:p>0.27244706</text:p>
              </table:table-cell>
              <table:table-cell office:value-type="float" office:value="791.240120436583">
                <text:p>791.240120436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9554427">
                <text:p>0.299554427</text:p>
              </table:table-cell>
              <table:table-cell office:value-type="float" office:value="765.816710575837">
                <text:p>765.816710575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5872768">
                <text:p>0.325872768</text:p>
              </table:table-cell>
              <table:table-cell office:value-type="float" office:value="741.033120060218">
                <text:p>741.033120060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1375554">
                <text:p>0.351375554</text:p>
              </table:table-cell>
              <table:table-cell office:value-type="float" office:value="683.995107263831">
                <text:p>683.995107263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6934445">
                <text:p>0.376934445</text:p>
              </table:table-cell>
              <table:table-cell office:value-type="float" office:value="648.899134362063">
                <text:p>648.899134362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236855">
                <text:p>0.40236855</text:p>
              </table:table-cell>
              <table:table-cell office:value-type="float" office:value="628.142642077531">
                <text:p>628.142642077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612155">
                <text:p>0.428612155</text:p>
              </table:table-cell>
              <table:table-cell office:value-type="float" office:value="609.95483628152">
                <text:p>609.95483628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4379947">
                <text:p>0.454379947</text:p>
              </table:table-cell>
              <table:table-cell office:value-type="float" office:value="595.182536695521">
                <text:p>595.182536695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386385">
                <text:p>0.480386385</text:p>
              </table:table-cell>
              <table:table-cell office:value-type="float" office:value="581.718103123824">
                <text:p>581.718103123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5966311">
                <text:p>0.505966311</text:p>
              </table:table-cell>
              <table:table-cell office:value-type="float" office:value="553.744824990591">
                <text:p>553.744824990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1956333">
                <text:p>0.531956333</text:p>
              </table:table-cell>
              <table:table-cell office:value-type="float" office:value="513.84079789236">
                <text:p>513.84079789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7437495">
                <text:p>0.557437495</text:p>
              </table:table-cell>
              <table:table-cell office:value-type="float" office:value="492.698532179149">
                <text:p>492.698532179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3003301">
                <text:p>0.583003301</text:p>
              </table:table-cell>
              <table:table-cell office:value-type="float" office:value="483.524651863003">
                <text:p>483.524651863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39399">
                <text:p>0.60839399</text:p>
              </table:table-cell>
              <table:table-cell office:value-type="float" office:value="474.736544975536">
                <text:p>474.736544975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5205379">
                <text:p>0.635205379</text:p>
              </table:table-cell>
              <table:table-cell office:value-type="float" office:value="467.6703048551">
                <text:p>467.670304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2796872">
                <text:p>0.662796872</text:p>
              </table:table-cell>
              <table:table-cell office:value-type="float" office:value="457.3296951449">
                <text:p>457.3296951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9444528">
                <text:p>0.689444528</text:p>
              </table:table-cell>
              <table:table-cell office:value-type="float" office:value="448.362815205119">
                <text:p>448.362815205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558019">
                <text:p>0.71558019</text:p>
              </table:table-cell>
              <table:table-cell office:value-type="float" office:value="441.381257056831">
                <text:p>441.381257056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1730651">
                <text:p>0.741730651</text:p>
              </table:table-cell>
              <table:table-cell office:value-type="float" office:value="434.522017312759">
                <text:p>434.522017312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7158186">
                <text:p>0.767158186</text:p>
              </table:table-cell>
              <table:table-cell office:value-type="float" office:value="427.888596161084">
                <text:p>427.888596161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2449534">
                <text:p>0.792449534</text:p>
              </table:table-cell>
              <table:table-cell office:value-type="float" office:value="422.243131351148">
                <text:p>422.243131351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011157">
                <text:p>0.819011157</text:p>
              </table:table-cell>
              <table:table-cell office:value-type="float" office:value="416.663530297328">
                <text:p>416.663530297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6553718">
                <text:p>0.846553718</text:p>
              </table:table-cell>
              <table:table-cell office:value-type="float" office:value="413.295069627399">
                <text:p>413.295069627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2728779">
                <text:p>0.872728779</text:p>
              </table:table-cell>
              <table:table-cell office:value-type="float" office:value="403.415506210011">
                <text:p>403.415506210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9827944">
                <text:p>0.899827944</text:p>
              </table:table-cell>
              <table:table-cell office:value-type="float" office:value="389.518253669552">
                <text:p>389.518253669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6703839">
                <text:p>0.926703839</text:p>
              </table:table-cell>
              <table:table-cell office:value-type="float" office:value="386.309747835905">
                <text:p>386.309747835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407854">
                <text:p>0.952407854</text:p>
              </table:table-cell>
              <table:table-cell office:value-type="float" office:value="382.386149793">
                <text:p>382.3861497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8285953">
                <text:p>0.978285953</text:p>
              </table:table-cell>
              <table:table-cell office:value-type="float" office:value="379.619872036131">
                <text:p>379.61987203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3703828">
                <text:p>1.003703828</text:p>
              </table:table-cell>
              <table:table-cell office:value-type="float" office:value="377.192322167858">
                <text:p>377.192322167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9187124">
                <text:p>1.029187124</text:p>
              </table:table-cell>
              <table:table-cell office:value-type="float" office:value="374.896499811818">
                <text:p>374.89649981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5033907">
                <text:p>1.055033907</text:p>
              </table:table-cell>
              <table:table-cell office:value-type="float" office:value="372.995859992473">
                <text:p>372.995859992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1233165">
                <text:p>1.081233165</text:p>
              </table:table-cell>
              <table:table-cell office:value-type="float" office:value="371.19872036131">
                <text:p>371.198720361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6833392">
                <text:p>1.106833392</text:p>
              </table:table-cell>
              <table:table-cell office:value-type="float" office:value="369.759126834776">
                <text:p>369.759126834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32675682">
                <text:p>1.132675682</text:p>
              </table:table-cell>
              <table:table-cell office:value-type="float" office:value="364.894617990215">
                <text:p>364.894617990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58527755">
                <text:p>1.158527755</text:p>
              </table:table-cell>
              <table:table-cell office:value-type="float" office:value="364.160707564923">
                <text:p>364.160707564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1421069">
                <text:p>2.41421069</text:p>
              </table:table-cell>
              <table:table-cell office:value-type="float" office:value="358.599924727136">
                <text:p>358.599924727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38891672">
                <text:p>2.438891672</text:p>
              </table:table-cell>
              <table:table-cell office:value-type="float" office:value="356.840421528039">
                <text:p>356.840421528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63563529">
                <text:p>2.463563529</text:p>
              </table:table-cell>
              <table:table-cell office:value-type="float" office:value="355.664283025969">
                <text:p>355.664283025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8829213">
                <text:p>2.48829213</text:p>
              </table:table-cell>
              <table:table-cell office:value-type="float" office:value="350.526910048927">
                <text:p>350.526910048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12951784">
                <text:p>2.512951784</text:p>
              </table:table-cell>
              <table:table-cell office:value-type="float" office:value="348.456906285284">
                <text:p>348.456906285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37656398">
                <text:p>2.537656398</text:p>
              </table:table-cell>
              <table:table-cell office:value-type="float" office:value="340.092209258562">
                <text:p>340.092209258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62435773">
                <text:p>2.562435773</text:p>
              </table:table-cell>
              <table:table-cell office:value-type="float" office:value="339.330071509221">
                <text:p>339.330071509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86003648">
                <text:p>2.986003648</text:p>
              </table:table-cell>
              <table:table-cell office:value-type="float" office:value="330.748964998118">
                <text:p>330.7489649981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319668102">
                <text:p>15.319668102</text:p>
              </table:table-cell>
              <table:table-cell office:value-type="float" office:value="326.279638690252">
                <text:p>326.279638690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40379174">
                <text:p>15.340379174</text:p>
              </table:table-cell>
              <table:table-cell office:value-type="float" office:value="319.636808430561">
                <text:p>319.636808430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360862789">
                <text:p>15.360862789</text:p>
              </table:table-cell>
              <table:table-cell office:value-type="float" office:value="317.961987203613">
                <text:p>317.961987203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381328333">
                <text:p>15.381328333</text:p>
              </table:table-cell>
              <table:table-cell office:value-type="float" office:value="316.447120812947">
                <text:p>316.447120812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401716393">
                <text:p>15.401716393</text:p>
              </table:table-cell>
              <table:table-cell office:value-type="float" office:value="315.581482875423">
                <text:p>315.581482875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422138093">
                <text:p>15.422138093</text:p>
              </table:table-cell>
              <table:table-cell office:value-type="float" office:value="315.506210011291">
                <text:p>315.506210011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901323802">
                <text:p>15.901323802</text:p>
              </table:table-cell>
              <table:table-cell office:value-type="float" office:value="314.066616484757">
                <text:p>314.066616484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7cm" svg:height="9.496cm" xlink:href="." xlink:type="simple" chart:class="chart:scatter" chart:style-name="ch1">
        <chart:title svg:x="4.93cm" svg:y="0.325cm" chart:style-name="ch2">
          <text:p>att48.tsp bez dywersyfikacji</text:p>
        </chart:title>
        <chart:subtitle svg:x="5.485cm" svg:y="1.293cm" chart:style-name="ch3">
          <text:p>1000 iteracji, 100 kadencji</text:p>
        </chart:subtitle>
        <chart:plot-area chart:style-name="ch4" chart:data-source-has-labels="both" svg:x="1.322cm" svg:y="2.165cm" svg:width="13.924cm" svg:height="6.161cm">
          <chartooo:coordinate-region svg:x="2.129cm" svg:y="2.365cm" svg:width="12.838cm" svg:height="5.314cm"/>
          <chart:axis chart:dimension="x" chart:name="primary-x" chart:style-name="ch5" chartooo:axis-type="auto">
            <chart:title svg:x="7.658cm" svg:y="8.515cm" chart:style-name="ch6">
              <text:p>Czas [s]</text:p>
            </chart:title>
            <chart:categories table:cell-range-address="local-table.$A$2:.$A$50"/>
            <chart:grid chart:style-name="ch7" chart:class="major"/>
          </chart:axis>
          <chart:axis chart:dimension="y" chart:name="primary-y" chart:style-name="ch5">
            <chart:title svg:x="0.451cm" svg:y="5.898cm" chart:style-name="ch8">
              <text:p>Błąd [%]</text:p>
            </chart:title>
            <chart:grid chart:style-name="ch7" chart:class="major"/>
          </chart:axis>
          <chart:series chart:style-name="ch9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łą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828854">
                <text:p>0.032828854</text:p>
              </table:table-cell>
              <table:table-cell office:value-type="float" office:value="1113.92547986451">
                <text:p>1113.925479864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828153">
                <text:p>0.058828153</text:p>
              </table:table-cell>
              <table:table-cell office:value-type="float" office:value="1012.58938652616">
                <text:p>1012.58938652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67484">
                <text:p>0.08467484</text:p>
              </table:table-cell>
              <table:table-cell office:value-type="float" office:value="947.995859992473">
                <text:p>947.9958599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0632529">
                <text:p>0.110632529</text:p>
              </table:table-cell>
              <table:table-cell office:value-type="float" office:value="885.31238238615">
                <text:p>885.31238238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520598">
                <text:p>0.136520598</text:p>
              </table:table-cell>
              <table:table-cell office:value-type="float" office:value="829.770417764396">
                <text:p>829.770417764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232631">
                <text:p>0.16232631</text:p>
              </table:table-cell>
              <table:table-cell office:value-type="float" office:value="782.395558901016">
                <text:p>782.395558901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123098">
                <text:p>0.188123098</text:p>
              </table:table-cell>
              <table:table-cell office:value-type="float" office:value="735.764019570945">
                <text:p>735.764019570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528191">
                <text:p>0.21528191</text:p>
              </table:table-cell>
              <table:table-cell office:value-type="float" office:value="694.175762137749">
                <text:p>694.175762137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287293">
                <text:p>0.242287293</text:p>
              </table:table-cell>
              <table:table-cell office:value-type="float" office:value="661.582611968385">
                <text:p>661.582611968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8996648">
                <text:p>0.268996648</text:p>
              </table:table-cell>
              <table:table-cell office:value-type="float" office:value="634.653744824991">
                <text:p>634.653744824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5523608">
                <text:p>0.295523608</text:p>
              </table:table-cell>
              <table:table-cell office:value-type="float" office:value="607.734286789612">
                <text:p>607.734286789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1645146">
                <text:p>0.321645146</text:p>
              </table:table-cell>
              <table:table-cell office:value-type="float" office:value="565.722619495672">
                <text:p>565.722619495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7311972">
                <text:p>0.347311972</text:p>
              </table:table-cell>
              <table:table-cell office:value-type="float" office:value="542.811441475348">
                <text:p>542.811441475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4388823">
                <text:p>0.374388823</text:p>
              </table:table-cell>
              <table:table-cell office:value-type="float" office:value="520.812946932631">
                <text:p>520.812946932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0338089">
                <text:p>0.400338089</text:p>
              </table:table-cell>
              <table:table-cell office:value-type="float" office:value="498.927361686112">
                <text:p>498.927361686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719291">
                <text:p>0.428719291</text:p>
              </table:table-cell>
              <table:table-cell office:value-type="float" office:value="483.355287918705">
                <text:p>483.355287918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7033207">
                <text:p>0.457033207</text:p>
              </table:table-cell>
              <table:table-cell office:value-type="float" office:value="468.51712457659">
                <text:p>468.51712457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3624231">
                <text:p>0.483624231</text:p>
              </table:table-cell>
              <table:table-cell office:value-type="float" office:value="456.840421528039">
                <text:p>456.840421528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9808241">
                <text:p>0.509808241</text:p>
              </table:table-cell>
              <table:table-cell office:value-type="float" office:value="440.939028980053">
                <text:p>440.939028980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5624421">
                <text:p>0.535624421</text:p>
              </table:table-cell>
              <table:table-cell office:value-type="float" office:value="419.251035001882">
                <text:p>419.251035001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61131407">
                <text:p>0.561131407</text:p>
              </table:table-cell>
              <table:table-cell office:value-type="float" office:value="409.089198343997">
                <text:p>409.089198343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240831">
                <text:p>0.587240831</text:p>
              </table:table-cell>
              <table:table-cell office:value-type="float" office:value="401.4772299586">
                <text:p>401.4772299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4319842">
                <text:p>0.614319842</text:p>
              </table:table-cell>
              <table:table-cell office:value-type="float" office:value="391.597666541212">
                <text:p>391.59766654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2570639">
                <text:p>0.642570639</text:p>
              </table:table-cell>
              <table:table-cell office:value-type="float" office:value="375.197591268348">
                <text:p>375.197591268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0192957">
                <text:p>0.670192957</text:p>
              </table:table-cell>
              <table:table-cell office:value-type="float" office:value="368.686488520888">
                <text:p>368.686488520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9058817">
                <text:p>0.699058817</text:p>
              </table:table-cell>
              <table:table-cell office:value-type="float" office:value="364.179525780956">
                <text:p>364.179525780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7102541">
                <text:p>0.727102541</text:p>
              </table:table-cell>
              <table:table-cell office:value-type="float" office:value="359.267971396312">
                <text:p>359.267971396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4230217">
                <text:p>0.754230217</text:p>
              </table:table-cell>
              <table:table-cell office:value-type="float" office:value="356.586375611592">
                <text:p>356.586375611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3530688">
                <text:p>0.783530688</text:p>
              </table:table-cell>
              <table:table-cell office:value-type="float" office:value="354.055325555137">
                <text:p>354.055325555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0095414">
                <text:p>0.810095414</text:p>
              </table:table-cell>
              <table:table-cell office:value-type="float" office:value="350.564546480994">
                <text:p>350.564546480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8508057">
                <text:p>0.838508057</text:p>
              </table:table-cell>
              <table:table-cell office:value-type="float" office:value="348.964998118178">
                <text:p>348.964998118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7005299">
                <text:p>0.867005299</text:p>
              </table:table-cell>
              <table:table-cell office:value-type="float" office:value="347.393677079413">
                <text:p>347.393677079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3220819">
                <text:p>0.893220819</text:p>
              </table:table-cell>
              <table:table-cell office:value-type="float" office:value="347.1019947309">
                <text:p>347.1019947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1440373">
                <text:p>0.921440373</text:p>
              </table:table-cell>
              <table:table-cell office:value-type="float" office:value="342.265713210388">
                <text:p>342.265713210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7398247">
                <text:p>0.947398247</text:p>
              </table:table-cell>
              <table:table-cell office:value-type="float" office:value="342.021076401957">
                <text:p>342.021076401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359799">
                <text:p>0.97359799</text:p>
              </table:table-cell>
              <table:table-cell office:value-type="float" office:value="341.49416635303">
                <text:p>341.49416635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15175">
                <text:p>0.99915175</text:p>
              </table:table-cell>
              <table:table-cell office:value-type="float" office:value="341.400075272864">
                <text:p>341.400075272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24785881">
                <text:p>1.024785881</text:p>
              </table:table-cell>
              <table:table-cell office:value-type="float" office:value="341.16484757245">
                <text:p>341.16484757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89458502">
                <text:p>2.289458502</text:p>
              </table:table-cell>
              <table:table-cell office:value-type="float" office:value="341.117802032367">
                <text:p>341.117802032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14154449">
                <text:p>2.314154449</text:p>
              </table:table-cell>
              <table:table-cell office:value-type="float" office:value="340.666164847572">
                <text:p>340.666164847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63585696">
                <text:p>2.363585696</text:p>
              </table:table-cell>
              <table:table-cell office:value-type="float" office:value="340.01693639443">
                <text:p>340.01693639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88033023">
                <text:p>2.488033023</text:p>
              </table:table-cell>
              <table:table-cell office:value-type="float" office:value="339.151298456906">
                <text:p>339.151298456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9730049">
                <text:p>2.639730049</text:p>
              </table:table-cell>
              <table:table-cell office:value-type="float" office:value="336.987203613097">
                <text:p>336.987203613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85494983">
                <text:p>3.385494983</text:p>
              </table:table-cell>
              <table:table-cell office:value-type="float" office:value="336.7613850207">
                <text:p>336.7613850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124248516">
                <text:p>5.124248516</text:p>
              </table:table-cell>
              <table:table-cell office:value-type="float" office:value="335.923974407226">
                <text:p>335.923974407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2270416">
                <text:p>5.22270416</text:p>
              </table:table-cell>
              <table:table-cell office:value-type="float" office:value="333.430560782838">
                <text:p>333.430560782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72064418">
                <text:p>5.272064418</text:p>
              </table:table-cell>
              <table:table-cell office:value-type="float" office:value="332.216785848702">
                <text:p>332.216785848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2144348">
                <text:p>5.32144348</text:p>
              </table:table-cell>
              <table:table-cell office:value-type="float" office:value="327.38050432819">
                <text:p>327.38050432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48291298">
                <text:p>5.348291298</text:p>
              </table:table-cell>
              <table:table-cell office:value-type="float" office:value="325.922092585623">
                <text:p>325.922092585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775cm" xlink:href="." xlink:type="simple" chart:class="chart:scatter" chart:style-name="ch1">
        <chart:title svg:x="5.225cm" svg:y="0.331cm" chart:style-name="ch2">
          <text:p>ch130.tsp z dywersyfikacją</text:p>
        </chart:title>
        <chart:subtitle svg:x="3.518cm" svg:y="1.305cm" chart:style-name="ch3">
          <text:p>1000 iteracji, 100 kadencji, 50 zdarzeń krytycznych
</text:p>
        </chart:subtitle>
        <chart:plot-area chart:style-name="ch4" chart:data-source-has-labels="both" svg:x="1.331cm" svg:y="2.633cm" svg:width="14.364cm" svg:height="5.966cm">
          <chartooo:coordinate-region svg:x="2.138cm" svg:y="2.832cm" svg:width="13.277cm" svg:height="5.12cm"/>
          <chart:axis chart:dimension="x" chart:name="primary-x" chart:style-name="ch5" chartooo:axis-type="auto">
            <chart:title svg:x="7.887cm" svg:y="8.794cm" chart:style-name="ch6">
              <text:p>Czas [s]</text:p>
            </chart:title>
            <chart:categories table:cell-range-address="local-table.$A$2:.$A$67"/>
            <chart:grid chart:style-name="ch7" chart:class="major"/>
          </chart:axis>
          <chart:axis chart:dimension="y" chart:name="primary-y" chart:style-name="ch5">
            <chart:title svg:x="0.451cm" svg:y="6.269cm" chart:style-name="ch8">
              <text:p>Błąd [%]</text:p>
            </chart:title>
            <chart:grid chart:style-name="ch7" chart:class="major"/>
          </chart:axis>
          <chart:series chart:style-name="ch9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łą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4398748">
                <text:p>0.494398748</text:p>
              </table:table-cell>
              <table:table-cell office:value-type="float" office:value="636.939443535188">
                <text:p>636.939443535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333913">
                <text:p>1.002333913</text:p>
              </table:table-cell>
              <table:table-cell office:value-type="float" office:value="608.870703764321">
                <text:p>608.870703764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792781">
                <text:p>1.47792781</text:p>
              </table:table-cell>
              <table:table-cell office:value-type="float" office:value="585.662847790507">
                <text:p>585.662847790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2311291">
                <text:p>1.952311291</text:p>
              </table:table-cell>
              <table:table-cell office:value-type="float" office:value="563.813420621931">
                <text:p>563.813420621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26223264">
                <text:p>2.426223264</text:p>
              </table:table-cell>
              <table:table-cell office:value-type="float" office:value="542.324058919804">
                <text:p>542.32405891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0639754">
                <text:p>2.900639754</text:p>
              </table:table-cell>
              <table:table-cell office:value-type="float" office:value="521.603927986907">
                <text:p>521.603927986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88183103">
                <text:p>3.388183103</text:p>
              </table:table-cell>
              <table:table-cell office:value-type="float" office:value="505.286415711948">
                <text:p>505.286415711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2240181">
                <text:p>3.862240181</text:p>
              </table:table-cell>
              <table:table-cell office:value-type="float" office:value="489.099836333879">
                <text:p>489.099836333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38294947">
                <text:p>4.338294947</text:p>
              </table:table-cell>
              <table:table-cell office:value-type="float" office:value="473.404255319149">
                <text:p>473.404255319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12413155">
                <text:p>4.812413155</text:p>
              </table:table-cell>
              <table:table-cell office:value-type="float" office:value="458.052373158756">
                <text:p>458.052373158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88772164">
                <text:p>5.288772164</text:p>
              </table:table-cell>
              <table:table-cell office:value-type="float" office:value="443.322422258593">
                <text:p>443.322422258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60807561">
                <text:p>5.760807561</text:p>
              </table:table-cell>
              <table:table-cell office:value-type="float" office:value="428.903436988543">
                <text:p>428.903436988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36933173">
                <text:p>6.236933173</text:p>
              </table:table-cell>
              <table:table-cell office:value-type="float" office:value="414.893617021277">
                <text:p>414.893617021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25221341">
                <text:p>6.725221341</text:p>
              </table:table-cell>
              <table:table-cell office:value-type="float" office:value="403.895253682488">
                <text:p>403.895253682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01999633">
                <text:p>7.201999633</text:p>
              </table:table-cell>
              <table:table-cell office:value-type="float" office:value="393.224222585925">
                <text:p>393.224222585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4716773">
                <text:p>7.674716773</text:p>
              </table:table-cell>
              <table:table-cell office:value-type="float" office:value="382.896890343699">
                <text:p>382.896890343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4975326">
                <text:p>8.14975326</text:p>
              </table:table-cell>
              <table:table-cell office:value-type="float" office:value="373.076923076923">
                <text:p>373.07692307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35128571">
                <text:p>8.635128571</text:p>
              </table:table-cell>
              <table:table-cell office:value-type="float" office:value="364.17348608838">
                <text:p>364.17348608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9198426">
                <text:p>9.119198426</text:p>
              </table:table-cell>
              <table:table-cell office:value-type="float" office:value="355.499181669394">
                <text:p>355.499181669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95099102">
                <text:p>9.595099102</text:p>
              </table:table-cell>
              <table:table-cell office:value-type="float" office:value="347.250409165303">
                <text:p>347.250409165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70796563">
                <text:p>10.070796563</text:p>
              </table:table-cell>
              <table:table-cell office:value-type="float" office:value="339.443535188216">
                <text:p>339.443535188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47853204">
                <text:p>10.547853204</text:p>
              </table:table-cell>
              <table:table-cell office:value-type="float" office:value="331.734860883797">
                <text:p>331.734860883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23947975">
                <text:p>11.023947975</text:p>
              </table:table-cell>
              <table:table-cell office:value-type="float" office:value="324.17348608838">
                <text:p>324.17348608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5140452">
                <text:p>11.505140452</text:p>
              </table:table-cell>
              <table:table-cell office:value-type="float" office:value="317.21767594108">
                <text:p>317.21767594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80596944">
                <text:p>11.980596944</text:p>
              </table:table-cell>
              <table:table-cell office:value-type="float" office:value="310.360065466448">
                <text:p>310.360065466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54673683">
                <text:p>12.454673683</text:p>
              </table:table-cell>
              <table:table-cell office:value-type="float" office:value="302.585924713584">
                <text:p>302.585924713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29158599">
                <text:p>12.929158599</text:p>
              </table:table-cell>
              <table:table-cell office:value-type="float" office:value="294.762684124386">
                <text:p>294.7626841243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20365563">
                <text:p>13.420365563</text:p>
              </table:table-cell>
              <table:table-cell office:value-type="float" office:value="288.314238952537">
                <text:p>288.314238952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26767771">
                <text:p>13.926767771</text:p>
              </table:table-cell>
              <table:table-cell office:value-type="float" office:value="282.225859247136">
                <text:p>282.225859247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2519736">
                <text:p>14.402519736</text:p>
              </table:table-cell>
              <table:table-cell office:value-type="float" office:value="275.69558101473">
                <text:p>275.69558101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876997992">
                <text:p>14.876997992</text:p>
              </table:table-cell>
              <table:table-cell office:value-type="float" office:value="269.885433715221">
                <text:p>269.885433715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3508551">
                <text:p>15.3508551</text:p>
              </table:table-cell>
              <table:table-cell office:value-type="float" office:value="264.484451718494">
                <text:p>264.4844517184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826119191">
                <text:p>15.826119191</text:p>
              </table:table-cell>
              <table:table-cell office:value-type="float" office:value="259.198036006547">
                <text:p>259.198036006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300186365">
                <text:p>16.300186365</text:p>
              </table:table-cell>
              <table:table-cell office:value-type="float" office:value="254.075286415712">
                <text:p>254.075286415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77375342">
                <text:p>16.77375342</text:p>
              </table:table-cell>
              <table:table-cell office:value-type="float" office:value="249.067103109656">
                <text:p>249.067103109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49078306">
                <text:p>17.249078306</text:p>
              </table:table-cell>
              <table:table-cell office:value-type="float" office:value="243.649754500818">
                <text:p>243.649754500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21673958">
                <text:p>17.721673958</text:p>
              </table:table-cell>
              <table:table-cell office:value-type="float" office:value="238.903436988543">
                <text:p>238.903436988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195037568">
                <text:p>18.195037568</text:p>
              </table:table-cell>
              <table:table-cell office:value-type="float" office:value="234.468085106383">
                <text:p>234.468085106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668634297">
                <text:p>18.668634297</text:p>
              </table:table-cell>
              <table:table-cell office:value-type="float" office:value="230.490998363339">
                <text:p>230.490998363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140297902">
                <text:p>19.140297902</text:p>
              </table:table-cell>
              <table:table-cell office:value-type="float" office:value="226.628477905074">
                <text:p>226.628477905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619213579">
                <text:p>19.619213579</text:p>
              </table:table-cell>
              <table:table-cell office:value-type="float" office:value="222.978723404255">
                <text:p>222.978723404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093779808">
                <text:p>20.093779808</text:p>
              </table:table-cell>
              <table:table-cell office:value-type="float" office:value="219.443535188216">
                <text:p>219.443535188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68790097">
                <text:p>20.568790097</text:p>
              </table:table-cell>
              <table:table-cell office:value-type="float" office:value="216.088379705401">
                <text:p>216.088379705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040940821">
                <text:p>21.040940821</text:p>
              </table:table-cell>
              <table:table-cell office:value-type="float" office:value="213.224222585925">
                <text:p>213.224222585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515741108">
                <text:p>21.515741108</text:p>
              </table:table-cell>
              <table:table-cell office:value-type="float" office:value="210.425531914894">
                <text:p>210.425531914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89995379">
                <text:p>21.989995379</text:p>
              </table:table-cell>
              <table:table-cell office:value-type="float" office:value="207.250409165303">
                <text:p>207.250409165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464981601">
                <text:p>22.464981601</text:p>
              </table:table-cell>
              <table:table-cell office:value-type="float" office:value="204.484451718494">
                <text:p>204.484451718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937408008">
                <text:p>22.937408008</text:p>
              </table:table-cell>
              <table:table-cell office:value-type="float" office:value="201.980360065466">
                <text:p>201.980360065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410035427">
                <text:p>23.410035427</text:p>
              </table:table-cell>
              <table:table-cell office:value-type="float" office:value="199.574468085106">
                <text:p>199.574468085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885241739">
                <text:p>23.885241739</text:p>
              </table:table-cell>
              <table:table-cell office:value-type="float" office:value="196.252045826514">
                <text:p>196.252045826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031679788">
                <text:p>47.031679788</text:p>
              </table:table-cell>
              <table:table-cell office:value-type="float" office:value="194.893617021277">
                <text:p>194.893617021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509844712">
                <text:p>47.509844712</text:p>
              </table:table-cell>
              <table:table-cell office:value-type="float" office:value="192.045826513912">
                <text:p>192.045826513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985842917">
                <text:p>47.985842917</text:p>
              </table:table-cell>
              <table:table-cell office:value-type="float" office:value="188.887070376432">
                <text:p>188.887070376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693670194">
                <text:p>70.693670194</text:p>
              </table:table-cell>
              <table:table-cell office:value-type="float" office:value="188.559738134206">
                <text:p>188.559738134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.168405474">
                <text:p>71.168405474</text:p>
              </table:table-cell>
              <table:table-cell office:value-type="float" office:value="185.875613747954">
                <text:p>185.875613747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.640139985">
                <text:p>71.640139985</text:p>
              </table:table-cell>
              <table:table-cell office:value-type="float" office:value="183.191489361702">
                <text:p>183.191489361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113239289">
                <text:p>72.113239289</text:p>
              </table:table-cell>
              <table:table-cell office:value-type="float" office:value="181.0147299509">
                <text:p>181.0147299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39375728">
                <text:p>93.39375728</text:p>
              </table:table-cell>
              <table:table-cell office:value-type="float" office:value="180.098199672668">
                <text:p>180.098199672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86539351">
                <text:p>93.86539351</text:p>
              </table:table-cell>
              <table:table-cell office:value-type="float" office:value="176.792144026187">
                <text:p>176.792144026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339107153">
                <text:p>94.339107153</text:p>
              </table:table-cell>
              <table:table-cell office:value-type="float" office:value="173.993453355155">
                <text:p>173.993453355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811436293">
                <text:p>94.811436293</text:p>
              </table:table-cell>
              <table:table-cell office:value-type="float" office:value="171.276595744681">
                <text:p>171.2765957446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.286047057">
                <text:p>95.286047057</text:p>
              </table:table-cell>
              <table:table-cell office:value-type="float" office:value="168.592471358429">
                <text:p>168.592471358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759207827">
                <text:p>95.759207827</text:p>
              </table:table-cell>
              <table:table-cell office:value-type="float" office:value="163.846153846154">
                <text:p>163.846153846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233473049">
                <text:p>96.233473049</text:p>
              </table:table-cell>
              <table:table-cell office:value-type="float" office:value="159.901800327332">
                <text:p>159.9018003273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5.13311302">
                <text:p>265.13311302</text:p>
              </table:table-cell>
              <table:table-cell office:value-type="float" office:value="159.099836333879">
                <text:p>159.099836333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7.048477475">
                <text:p>387.048477475</text:p>
              </table:table-cell>
              <table:table-cell office:value-type="float" office:value="158.690671031097">
                <text:p>158.690671031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36cm" svg:height="9.727cm" xlink:href="." xlink:type="simple" chart:class="chart:scatter" chart:style-name="ch1">
        <chart:title svg:x="5.014cm" svg:y="0.33cm" chart:style-name="ch2">
          <text:p>ch130.tsp bez dywersyfikacji</text:p>
        </chart:title>
        <chart:subtitle svg:x="5.675cm" svg:y="1.303cm" chart:style-name="ch3">
          <text:p>1000 iteracji, 100 kadencji</text:p>
        </chart:subtitle>
        <chart:plot-area chart:style-name="ch4" chart:data-source-has-labels="both" svg:x="1.329cm" svg:y="2.18cm" svg:width="14.289cm" svg:height="6.372cm">
          <chartooo:coordinate-region svg:x="2.136cm" svg:y="2.379cm" svg:width="13.202cm" svg:height="5.526cm"/>
          <chart:axis chart:dimension="x" chart:name="primary-x" chart:style-name="ch5" chartooo:axis-type="auto">
            <chart:title svg:x="7.847cm" svg:y="8.746cm" chart:style-name="ch6">
              <text:p>Czas [s]</text:p>
            </chart:title>
            <chart:categories table:cell-range-address="local-table.$A$2:.$A$164"/>
            <chart:grid chart:style-name="ch7" chart:class="major"/>
          </chart:axis>
          <chart:axis chart:dimension="y" chart:name="primary-y" chart:style-name="ch5">
            <chart:title svg:x="0.451cm" svg:y="6.019cm" chart:style-name="ch8">
              <text:p>Błąd [%]</text:p>
            </chart:title>
            <chart:grid chart:style-name="ch7" chart:class="major"/>
          </chart:axis>
          <chart:series chart:style-name="ch9" chart:values-cell-range-address="local-table.$C$2:.$C$164" chart:label-cell-address="local-table.$C$1" chart:class="chart:scatter">
            <chart:domain table:cell-range-address="local-table.$B$2:.$B$164"/>
            <chart:data-point chart:repeated="1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łą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4800864">
                <text:p>0.484800864</text:p>
              </table:table-cell>
              <table:table-cell office:value-type="float" office:value="633.306055646481">
                <text:p>633.3060556464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1885152">
                <text:p>0.961885152</text:p>
              </table:table-cell>
              <table:table-cell office:value-type="float" office:value="608.10147299509">
                <text:p>608.10147299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9955635">
                <text:p>1.439955635</text:p>
              </table:table-cell>
              <table:table-cell office:value-type="float" office:value="584.517184942717">
                <text:p>584.517184942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3469343">
                <text:p>1.913469343</text:p>
              </table:table-cell>
              <table:table-cell office:value-type="float" office:value="561.112929623568">
                <text:p>561.112929623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89359248">
                <text:p>2.389359248</text:p>
              </table:table-cell>
              <table:table-cell office:value-type="float" office:value="539.476268412439">
                <text:p>539.47626841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6632383">
                <text:p>2.866632383</text:p>
              </table:table-cell>
              <table:table-cell office:value-type="float" office:value="518.919803600655">
                <text:p>518.91980360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63026185">
                <text:p>3.363026185</text:p>
              </table:table-cell>
              <table:table-cell office:value-type="float" office:value="499.901800327332">
                <text:p>499.901800327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86270316">
                <text:p>3.886270316</text:p>
              </table:table-cell>
              <table:table-cell office:value-type="float" office:value="482.013093289689">
                <text:p>482.013093289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399397">
                <text:p>4.358399397</text:p>
              </table:table-cell>
              <table:table-cell office:value-type="float" office:value="465.220949263502">
                <text:p>465.220949263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30275095">
                <text:p>4.830275095</text:p>
              </table:table-cell>
              <table:table-cell office:value-type="float" office:value="449.754500818331">
                <text:p>449.754500818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14562334">
                <text:p>5.314562334</text:p>
              </table:table-cell>
              <table:table-cell office:value-type="float" office:value="434.599018003273">
                <text:p>434.599018003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97663744">
                <text:p>5.797663744</text:p>
              </table:table-cell>
              <table:table-cell office:value-type="float" office:value="420.589198036007">
                <text:p>420.589198036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818055">
                <text:p>6.2818055</text:p>
              </table:table-cell>
              <table:table-cell office:value-type="float" office:value="407.921440261866">
                <text:p>407.921440261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64624877">
                <text:p>6.764624877</text:p>
              </table:table-cell>
              <table:table-cell office:value-type="float" office:value="396.350245499182">
                <text:p>396.350245499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47273086">
                <text:p>7.247273086</text:p>
              </table:table-cell>
              <table:table-cell office:value-type="float" office:value="385.18821603928">
                <text:p>385.1882160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22869365">
                <text:p>7.722869365</text:p>
              </table:table-cell>
              <table:table-cell office:value-type="float" office:value="374.026186579378">
                <text:p>374.026186579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99174614">
                <text:p>8.199174614</text:p>
              </table:table-cell>
              <table:table-cell office:value-type="float" office:value="363.79705400982">
                <text:p>363.79705400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85437065">
                <text:p>8.685437065</text:p>
              </table:table-cell>
              <table:table-cell office:value-type="float" office:value="354.402618657938">
                <text:p>354.402618657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89566777">
                <text:p>9.189566777</text:p>
              </table:table-cell>
              <table:table-cell office:value-type="float" office:value="345.384615384615">
                <text:p>345.384615384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1773321">
                <text:p>9.71773321</text:p>
              </table:table-cell>
              <table:table-cell office:value-type="float" office:value="337.021276595745">
                <text:p>337.021276595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196031757">
                <text:p>10.196031757</text:p>
              </table:table-cell>
              <table:table-cell office:value-type="float" office:value="329.590834697218">
                <text:p>329.590834697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817389">
                <text:p>10.6817389</text:p>
              </table:table-cell>
              <table:table-cell office:value-type="float" office:value="322.553191489362">
                <text:p>322.553191489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77823024">
                <text:p>11.177823024</text:p>
              </table:table-cell>
              <table:table-cell office:value-type="float" office:value="315.630114566285">
                <text:p>315.630114566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665701061">
                <text:p>11.665701061</text:p>
              </table:table-cell>
              <table:table-cell office:value-type="float" office:value="307.299509001637">
                <text:p>307.299509001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174134774">
                <text:p>12.174134774</text:p>
              </table:table-cell>
              <table:table-cell office:value-type="float" office:value="300.801963993453">
                <text:p>300.801963993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02504396">
                <text:p>12.702504396</text:p>
              </table:table-cell>
              <table:table-cell office:value-type="float" office:value="294.926350245499">
                <text:p>294.926350245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09814728">
                <text:p>13.209814728</text:p>
              </table:table-cell>
              <table:table-cell office:value-type="float" office:value="289.181669394435">
                <text:p>289.181669394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28990252">
                <text:p>13.728990252</text:p>
              </table:table-cell>
              <table:table-cell office:value-type="float" office:value="283.862520458265">
                <text:p>283.862520458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234015736">
                <text:p>14.234015736</text:p>
              </table:table-cell>
              <table:table-cell office:value-type="float" office:value="278.559738134206">
                <text:p>278.559738134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14234341">
                <text:p>14.714234341</text:p>
              </table:table-cell>
              <table:table-cell office:value-type="float" office:value="273.92798690671">
                <text:p>273.927986906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190693879">
                <text:p>15.190693879</text:p>
              </table:table-cell>
              <table:table-cell office:value-type="float" office:value="269.443535188216">
                <text:p>269.443535188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75687206">
                <text:p>15.675687206</text:p>
              </table:table-cell>
              <table:table-cell office:value-type="float" office:value="265.18821603928">
                <text:p>265.18821603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53707834">
                <text:p>16.153707834</text:p>
              </table:table-cell>
              <table:table-cell office:value-type="float" office:value="258.494271685761">
                <text:p>258.494271685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34336744">
                <text:p>16.634336744</text:p>
              </table:table-cell>
              <table:table-cell office:value-type="float" office:value="254.337152209493">
                <text:p>254.337152209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124643277">
                <text:p>17.124643277</text:p>
              </table:table-cell>
              <table:table-cell office:value-type="float" office:value="250.360065466448">
                <text:p>250.360065466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608467819">
                <text:p>17.608467819</text:p>
              </table:table-cell>
              <table:table-cell office:value-type="float" office:value="245.073649754501">
                <text:p>245.073649754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09419573">
                <text:p>18.09419573</text:p>
              </table:table-cell>
              <table:table-cell office:value-type="float" office:value="240.163666121113">
                <text:p>240.163666121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75953196">
                <text:p>18.575953196</text:p>
              </table:table-cell>
              <table:table-cell office:value-type="float" office:value="236.448445171849">
                <text:p>236.4484451718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056616771">
                <text:p>19.056616771</text:p>
              </table:table-cell>
              <table:table-cell office:value-type="float" office:value="232.78232405892">
                <text:p>232.78232405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4054356">
                <text:p>19.54054356</text:p>
              </table:table-cell>
              <table:table-cell office:value-type="float" office:value="229.214402618658">
                <text:p>229.214402618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016370105">
                <text:p>20.016370105</text:p>
              </table:table-cell>
              <table:table-cell office:value-type="float" office:value="225.859247135843">
                <text:p>225.859247135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487283339">
                <text:p>20.487283339</text:p>
              </table:table-cell>
              <table:table-cell office:value-type="float" office:value="222.716857610475">
                <text:p>222.716857610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970641433">
                <text:p>20.970641433</text:p>
              </table:table-cell>
              <table:table-cell office:value-type="float" office:value="219.165302782324">
                <text:p>219.165302782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44486001">
                <text:p>21.44486001</text:p>
              </table:table-cell>
              <table:table-cell office:value-type="float" office:value="216.186579378069">
                <text:p>216.186579378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920894891">
                <text:p>21.920894891</text:p>
              </table:table-cell>
              <table:table-cell office:value-type="float" office:value="213.28968903437">
                <text:p>213.28968903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399586396">
                <text:p>22.399586396</text:p>
              </table:table-cell>
              <table:table-cell office:value-type="float" office:value="210.392798690671">
                <text:p>210.3927986906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877678134">
                <text:p>22.877678134</text:p>
              </table:table-cell>
              <table:table-cell office:value-type="float" office:value="207.708674304419">
                <text:p>207.708674304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52373065">
                <text:p>23.352373065</text:p>
              </table:table-cell>
              <table:table-cell office:value-type="float" office:value="205.253682487725">
                <text:p>205.253682487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834190579">
                <text:p>23.834190579</text:p>
              </table:table-cell>
              <table:table-cell office:value-type="float" office:value="201.833060556465">
                <text:p>201.833060556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320647105">
                <text:p>24.320647105</text:p>
              </table:table-cell>
              <table:table-cell office:value-type="float" office:value="199.443535188216">
                <text:p>199.443535188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808971261">
                <text:p>24.808971261</text:p>
              </table:table-cell>
              <table:table-cell office:value-type="float" office:value="197.184942716858">
                <text:p>197.184942716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98831457">
                <text:p>25.298831457</text:p>
              </table:table-cell>
              <table:table-cell office:value-type="float" office:value="195.106382978723">
                <text:p>195.106382978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784707414">
                <text:p>25.784707414</text:p>
              </table:table-cell>
              <table:table-cell office:value-type="float" office:value="193.109656301146">
                <text:p>193.109656301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271425258">
                <text:p>26.271425258</text:p>
              </table:table-cell>
              <table:table-cell office:value-type="float" office:value="191.129296235679">
                <text:p>191.1292962356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787337829">
                <text:p>26.787337829</text:p>
              </table:table-cell>
              <table:table-cell office:value-type="float" office:value="189.181669394435">
                <text:p>189.181669394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260984907">
                <text:p>27.260984907</text:p>
              </table:table-cell>
              <table:table-cell office:value-type="float" office:value="187.446808510638">
                <text:p>187.446808510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736410013">
                <text:p>27.736410013</text:p>
              </table:table-cell>
              <table:table-cell office:value-type="float" office:value="183.895253682488">
                <text:p>183.895253682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209145388">
                <text:p>28.209145388</text:p>
              </table:table-cell>
              <table:table-cell office:value-type="float" office:value="178.314238952537">
                <text:p>178.31423895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685617107">
                <text:p>28.685617107</text:p>
              </table:table-cell>
              <table:table-cell office:value-type="float" office:value="176.612111292962">
                <text:p>176.612111292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156092916">
                <text:p>29.156092916</text:p>
              </table:table-cell>
              <table:table-cell office:value-type="float" office:value="174.075286415712">
                <text:p>174.075286415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630238874">
                <text:p>29.630238874</text:p>
              </table:table-cell>
              <table:table-cell office:value-type="float" office:value="171.129296235679">
                <text:p>171.129296235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101656255">
                <text:p>30.101656255</text:p>
              </table:table-cell>
              <table:table-cell office:value-type="float" office:value="167.381342062193">
                <text:p>167.381342062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575810796">
                <text:p>30.575810796</text:p>
              </table:table-cell>
              <table:table-cell office:value-type="float" office:value="165.139116202946">
                <text:p>165.139116202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048906142">
                <text:p>31.048906142</text:p>
              </table:table-cell>
              <table:table-cell office:value-type="float" office:value="162.929623567921">
                <text:p>162.929623567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523995161">
                <text:p>31.523995161</text:p>
              </table:table-cell>
              <table:table-cell office:value-type="float" office:value="161.407528641571">
                <text:p>161.4075286415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994891692">
                <text:p>31.994891692</text:p>
              </table:table-cell>
              <table:table-cell office:value-type="float" office:value="159.901800327332">
                <text:p>159.9018003273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468381895">
                <text:p>32.468381895</text:p>
              </table:table-cell>
              <table:table-cell office:value-type="float" office:value="158.396072013093">
                <text:p>158.396072013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.942973127">
                <text:p>32.942973127</text:p>
              </table:table-cell>
              <table:table-cell office:value-type="float" office:value="156.628477905074">
                <text:p>156.628477905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416462643">
                <text:p>33.416462643</text:p>
              </table:table-cell>
              <table:table-cell office:value-type="float" office:value="151.603927986907">
                <text:p>151.6039279869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887872609">
                <text:p>33.887872609</text:p>
              </table:table-cell>
              <table:table-cell office:value-type="float" office:value="150.163666121113">
                <text:p>150.163666121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359450894">
                <text:p>34.359450894</text:p>
              </table:table-cell>
              <table:table-cell office:value-type="float" office:value="148.85433715221">
                <text:p>148.85433715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829665748">
                <text:p>34.829665748</text:p>
              </table:table-cell>
              <table:table-cell office:value-type="float" office:value="147.692307692308">
                <text:p>147.692307692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300156749">
                <text:p>35.300156749</text:p>
              </table:table-cell>
              <table:table-cell office:value-type="float" office:value="146.595744680851">
                <text:p>146.595744680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77418504">
                <text:p>35.77418504</text:p>
              </table:table-cell>
              <table:table-cell office:value-type="float" office:value="145.613747954173">
                <text:p>145.613747954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242239265">
                <text:p>36.242239265</text:p>
              </table:table-cell>
              <table:table-cell office:value-type="float" office:value="144.664484451718">
                <text:p>144.664484451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713211434">
                <text:p>36.713211434</text:p>
              </table:table-cell>
              <table:table-cell office:value-type="float" office:value="141.407528641571">
                <text:p>141.407528641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185619959">
                <text:p>37.185619959</text:p>
              </table:table-cell>
              <table:table-cell office:value-type="float" office:value="139.689034369885">
                <text:p>139.689034369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659875304">
                <text:p>37.659875304</text:p>
              </table:table-cell>
              <table:table-cell office:value-type="float" office:value="138.23240589198">
                <text:p>138.232405891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139891399">
                <text:p>38.139891399</text:p>
              </table:table-cell>
              <table:table-cell office:value-type="float" office:value="137.299509001637">
                <text:p>137.2995090016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.61605371">
                <text:p>38.61605371</text:p>
              </table:table-cell>
              <table:table-cell office:value-type="float" office:value="136.235679214403">
                <text:p>136.235679214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092329946">
                <text:p>39.092329946</text:p>
              </table:table-cell>
              <table:table-cell office:value-type="float" office:value="135.302782324059">
                <text:p>135.302782324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.571957207">
                <text:p>39.571957207</text:p>
              </table:table-cell>
              <table:table-cell office:value-type="float" office:value="134.418985270049">
                <text:p>134.418985270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044563114">
                <text:p>40.044563114</text:p>
              </table:table-cell>
              <table:table-cell office:value-type="float" office:value="133.567921440262">
                <text:p>133.567921440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517844341">
                <text:p>40.517844341</text:p>
              </table:table-cell>
              <table:table-cell office:value-type="float" office:value="132.798690671031">
                <text:p>132.798690671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987433447">
                <text:p>40.987433447</text:p>
              </table:table-cell>
              <table:table-cell office:value-type="float" office:value="132.078559738134">
                <text:p>132.0785597381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455530832">
                <text:p>41.455530832</text:p>
              </table:table-cell>
              <table:table-cell office:value-type="float" office:value="131.162029459902">
                <text:p>131.1620294599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926897848">
                <text:p>41.926897848</text:p>
              </table:table-cell>
              <table:table-cell office:value-type="float" office:value="130.458265139116">
                <text:p>130.458265139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398891837">
                <text:p>42.398891837</text:p>
              </table:table-cell>
              <table:table-cell office:value-type="float" office:value="129.819967266776">
                <text:p>129.819967266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86829032">
                <text:p>42.86829032</text:p>
              </table:table-cell>
              <table:table-cell office:value-type="float" office:value="129.198036006547">
                <text:p>129.198036006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337785464">
                <text:p>43.337785464</text:p>
              </table:table-cell>
              <table:table-cell office:value-type="float" office:value="128.625204582651">
                <text:p>128.625204582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809039412">
                <text:p>43.809039412</text:p>
              </table:table-cell>
              <table:table-cell office:value-type="float" office:value="127.921440261866">
                <text:p>127.921440261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282623266">
                <text:p>44.282623266</text:p>
              </table:table-cell>
              <table:table-cell office:value-type="float" office:value="127.414075286416">
                <text:p>127.414075286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753813893">
                <text:p>44.753813893</text:p>
              </table:table-cell>
              <table:table-cell office:value-type="float" office:value="126.906710310966">
                <text:p>126.906710310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223458719">
                <text:p>45.223458719</text:p>
              </table:table-cell>
              <table:table-cell office:value-type="float" office:value="126.088379705401">
                <text:p>126.088379705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.69506843">
                <text:p>45.69506843</text:p>
              </table:table-cell>
              <table:table-cell office:value-type="float" office:value="125.597381342062">
                <text:p>125.597381342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65564898">
                <text:p>46.165564898</text:p>
              </table:table-cell>
              <table:table-cell office:value-type="float" office:value="125.122749590835">
                <text:p>125.122749590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636745152">
                <text:p>46.636745152</text:p>
              </table:table-cell>
              <table:table-cell office:value-type="float" office:value="124.500818330606">
                <text:p>124.5008183306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.105300953">
                <text:p>47.105300953</text:p>
              </table:table-cell>
              <table:table-cell office:value-type="float" office:value="124.042553191489">
                <text:p>124.042553191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575498176">
                <text:p>47.575498176</text:p>
              </table:table-cell>
              <table:table-cell office:value-type="float" office:value="122.765957446809">
                <text:p>122.765957446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045375106">
                <text:p>48.045375106</text:p>
              </table:table-cell>
              <table:table-cell office:value-type="float" office:value="122.045826513912">
                <text:p>122.045826513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519722029">
                <text:p>48.519722029</text:p>
              </table:table-cell>
              <table:table-cell office:value-type="float" office:value="121.620294599018">
                <text:p>121.620294599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990555654">
                <text:p>48.990555654</text:p>
              </table:table-cell>
              <table:table-cell office:value-type="float" office:value="121.227495908347">
                <text:p>121.2274959083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461845205">
                <text:p>49.461845205</text:p>
              </table:table-cell>
              <table:table-cell office:value-type="float" office:value="120.88379705401">
                <text:p>120.88379705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929848857">
                <text:p>49.929848857</text:p>
              </table:table-cell>
              <table:table-cell office:value-type="float" office:value="120.605564648118">
                <text:p>120.605564648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399200492">
                <text:p>50.399200492</text:p>
              </table:table-cell>
              <table:table-cell office:value-type="float" office:value="120.327332242226">
                <text:p>120.3273322422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86714165">
                <text:p>50.86714165</text:p>
              </table:table-cell>
              <table:table-cell office:value-type="float" office:value="119.754500818331">
                <text:p>119.7545008183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.336180266">
                <text:p>51.336180266</text:p>
              </table:table-cell>
              <table:table-cell office:value-type="float" office:value="118.707037643208">
                <text:p>118.707037643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.805752905">
                <text:p>51.805752905</text:p>
              </table:table-cell>
              <table:table-cell office:value-type="float" office:value="117.905073649755">
                <text:p>117.905073649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.278349268">
                <text:p>52.278349268</text:p>
              </table:table-cell>
              <table:table-cell office:value-type="float" office:value="117.46317512275">
                <text:p>117.463175122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753483154">
                <text:p>52.753483154</text:p>
              </table:table-cell>
              <table:table-cell office:value-type="float" office:value="117.054009819967">
                <text:p>117.054009819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223090674">
                <text:p>53.223090674</text:p>
              </table:table-cell>
              <table:table-cell office:value-type="float" office:value="116.57937806874">
                <text:p>116.5793780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694378271">
                <text:p>53.694378271</text:p>
              </table:table-cell>
              <table:table-cell office:value-type="float" office:value="113.66612111293">
                <text:p>113.66612111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163894964">
                <text:p>54.163894964</text:p>
              </table:table-cell>
              <table:table-cell office:value-type="float" office:value="111.440261865794">
                <text:p>111.440261865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631930365">
                <text:p>54.631930365</text:p>
              </table:table-cell>
              <table:table-cell office:value-type="float" office:value="106.808510638298">
                <text:p>106.8085106382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.102351041">
                <text:p>55.102351041</text:p>
              </table:table-cell>
              <table:table-cell office:value-type="float" office:value="105.204582651391">
                <text:p>105.2045826513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.573794265">
                <text:p>55.573794265</text:p>
              </table:table-cell>
              <table:table-cell office:value-type="float" office:value="104.337152209493">
                <text:p>104.3371522094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042768859">
                <text:p>56.042768859</text:p>
              </table:table-cell>
              <table:table-cell office:value-type="float" office:value="103.960720130933">
                <text:p>103.9607201309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.517242242">
                <text:p>56.517242242</text:p>
              </table:table-cell>
              <table:table-cell office:value-type="float" office:value="103.584288052373">
                <text:p>103.584288052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995931002">
                <text:p>56.995931002</text:p>
              </table:table-cell>
              <table:table-cell office:value-type="float" office:value="103.240589198036">
                <text:p>103.240589198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.471623706">
                <text:p>57.471623706</text:p>
              </table:table-cell>
              <table:table-cell office:value-type="float" office:value="102.929623567921">
                <text:p>102.9296235679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954540451">
                <text:p>57.954540451</text:p>
              </table:table-cell>
              <table:table-cell office:value-type="float" office:value="102.307692307692">
                <text:p>102.307692307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.431906355">
                <text:p>58.431906355</text:p>
              </table:table-cell>
              <table:table-cell office:value-type="float" office:value="102.013093289689">
                <text:p>102.013093289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.912517781">
                <text:p>58.912517781</text:p>
              </table:table-cell>
              <table:table-cell office:value-type="float" office:value="101.669394435352">
                <text:p>101.669394435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.383075059">
                <text:p>59.383075059</text:p>
              </table:table-cell>
              <table:table-cell office:value-type="float" office:value="100.654664484452">
                <text:p>100.654664484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854530762">
                <text:p>59.854530762</text:p>
              </table:table-cell>
              <table:table-cell office:value-type="float" office:value="100.37643207856">
                <text:p>100.37643207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324267665">
                <text:p>60.324267665</text:p>
              </table:table-cell>
              <table:table-cell office:value-type="float" office:value="100.114566284779">
                <text:p>100.114566284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7967949">
                <text:p>60.7967949</text:p>
              </table:table-cell>
              <table:table-cell office:value-type="float" office:value="99.4599018003273">
                <text:p>99.4599018003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266933078">
                <text:p>61.266933078</text:p>
              </table:table-cell>
              <table:table-cell office:value-type="float" office:value="99.2144026186579">
                <text:p>99.2144026186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744758287">
                <text:p>61.744758287</text:p>
              </table:table-cell>
              <table:table-cell office:value-type="float" office:value="98.5761047463175">
                <text:p>98.5761047463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213242485">
                <text:p>62.213242485</text:p>
              </table:table-cell>
              <table:table-cell office:value-type="float" office:value="98.3469721767594">
                <text:p>98.34697217675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684345825">
                <text:p>62.684345825</text:p>
              </table:table-cell>
              <table:table-cell office:value-type="float" office:value="98.1342062193126">
                <text:p>98.1342062193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.152927027">
                <text:p>63.152927027</text:p>
              </table:table-cell>
              <table:table-cell office:value-type="float" office:value="97.9378068739771">
                <text:p>97.93780687397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.627422072">
                <text:p>63.627422072</text:p>
              </table:table-cell>
              <table:table-cell office:value-type="float" office:value="97.7414075286416">
                <text:p>97.7414075286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.096345816">
                <text:p>64.096345816</text:p>
              </table:table-cell>
              <table:table-cell office:value-type="float" office:value="97.4468085106383">
                <text:p>97.44680851063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4.568728297">
                <text:p>64.568728297</text:p>
              </table:table-cell>
              <table:table-cell office:value-type="float" office:value="97.2831423895254">
                <text:p>97.28314238952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.040613865">
                <text:p>65.040613865</text:p>
              </table:table-cell>
              <table:table-cell office:value-type="float" office:value="95.9738134206219">
                <text:p>95.9738134206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514333833">
                <text:p>65.514333833</text:p>
              </table:table-cell>
              <table:table-cell office:value-type="float" office:value="95.7610474631751">
                <text:p>95.76104746317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.98581377">
                <text:p>65.98581377</text:p>
              </table:table-cell>
              <table:table-cell office:value-type="float" office:value="95.5973813420622">
                <text:p>95.5973813420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.460685086">
                <text:p>66.460685086</text:p>
              </table:table-cell>
              <table:table-cell office:value-type="float" office:value="94.2716857610475">
                <text:p>94.2716857610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.931354258">
                <text:p>66.931354258</text:p>
              </table:table-cell>
              <table:table-cell office:value-type="float" office:value="94.1080196399345">
                <text:p>94.1080196399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.403940631">
                <text:p>67.403940631</text:p>
              </table:table-cell>
              <table:table-cell office:value-type="float" office:value="93.7152209492635">
                <text:p>93.7152209492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.874884403">
                <text:p>67.874884403</text:p>
              </table:table-cell>
              <table:table-cell office:value-type="float" office:value="93.4206219312602">
                <text:p>93.4206219312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.347678668">
                <text:p>68.347678668</text:p>
              </table:table-cell>
              <table:table-cell office:value-type="float" office:value="93.3060556464812">
                <text:p>93.30605564648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.821608365">
                <text:p>68.821608365</text:p>
              </table:table-cell>
              <table:table-cell office:value-type="float" office:value="93.1914893617021">
                <text:p>93.19148936170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.289308706">
                <text:p>69.289308706</text:p>
              </table:table-cell>
              <table:table-cell office:value-type="float" office:value="92.9459901800327">
                <text:p>92.94599018003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.763526627">
                <text:p>69.763526627</text:p>
              </table:table-cell>
              <table:table-cell office:value-type="float" office:value="92.8150572831424">
                <text:p>92.81505728314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.234146845">
                <text:p>70.234146845</text:p>
              </table:table-cell>
              <table:table-cell office:value-type="float" office:value="91.9639934533552">
                <text:p>91.9639934533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.706561095">
                <text:p>70.706561095</text:p>
              </table:table-cell>
              <table:table-cell office:value-type="float" office:value="91.8657937806874">
                <text:p>91.86579378068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.176667985">
                <text:p>71.176667985</text:p>
              </table:table-cell>
              <table:table-cell office:value-type="float" office:value="91.7839607201309">
                <text:p>91.78396072013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.647240315">
                <text:p>71.647240315</text:p>
              </table:table-cell>
              <table:table-cell office:value-type="float" office:value="90.5400981996727">
                <text:p>90.5400981996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117427379">
                <text:p>72.117427379</text:p>
              </table:table-cell>
              <table:table-cell office:value-type="float" office:value="90.1963993453355">
                <text:p>90.1963993453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.587468934">
                <text:p>72.587468934</text:p>
              </table:table-cell>
              <table:table-cell office:value-type="float" office:value="90.1309328968904">
                <text:p>90.13093289689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.055802989">
                <text:p>73.055802989</text:p>
              </table:table-cell>
              <table:table-cell office:value-type="float" office:value="90.0654664484452">
                <text:p>90.0654664484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.523550745">
                <text:p>73.523550745</text:p>
              </table:table-cell>
              <table:table-cell office:value-type="float" office:value="90.0163666121113">
                <text:p>90.01636661211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.991011009">
                <text:p>73.9910110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.462975296">
                <text:p>74.462975296</text:p>
              </table:table-cell>
              <table:table-cell office:value-type="float" office:value="89.9836333878887">
                <text:p>89.9836333878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.600901185">
                <text:p>98.600901185</text:p>
              </table:table-cell>
              <table:table-cell office:value-type="float" office:value="89.9672667757774">
                <text:p>89.9672667757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.778587663">
                <text:p>115.778587663</text:p>
              </table:table-cell>
              <table:table-cell office:value-type="float" office:value="89.6563011456628">
                <text:p>89.6563011456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6.258010526">
                <text:p>116.258010526</text:p>
              </table:table-cell>
              <table:table-cell office:value-type="float" office:value="89.5581014729951">
                <text:p>89.5581014729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743236559">
                <text:p>116.743236559</text:p>
              </table:table-cell>
              <table:table-cell office:value-type="float" office:value="89.3944353518822">
                <text:p>89.39443535188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.225122684">
                <text:p>117.225122684</text:p>
              </table:table-cell>
              <table:table-cell office:value-type="float" office:value="89.2471358428805">
                <text:p>89.2471358428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.703687809">
                <text:p>117.703687809</text:p>
              </table:table-cell>
              <table:table-cell office:value-type="float" office:value="89.1325695581015">
                <text:p>89.1325695581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660548075">
                <text:p>118.660548075</text:p>
              </table:table-cell>
              <table:table-cell office:value-type="float" office:value="89.0998363338789">
                <text:p>89.09983633387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87cm" svg:height="9.575cm" xlink:href="." xlink:type="simple" chart:class="chart:scatter" chart:style-name="ch1">
        <chart:title svg:x="4.863cm" svg:y="0.327cm" chart:style-name="ch2">
          <text:p>rgb323.atsp z dywersyfikacją</text:p>
        </chart:title>
        <chart:subtitle svg:x="3.354cm" svg:y="1.297cm" chart:style-name="ch3">
          <text:p>1000 iteracji, 100 kadencji, 50 zdarzeń krytycznych
</text:p>
        </chart:subtitle>
        <chart:plot-area chart:style-name="ch4" chart:data-source-has-labels="both" svg:x="1.324cm" svg:y="2.621cm" svg:width="14.05cm" svg:height="5.782cm">
          <chartooo:coordinate-region svg:x="2.131cm" svg:y="2.82cm" svg:width="12.871cm" svg:height="4.936cm"/>
          <chart:axis chart:dimension="x" chart:name="primary-x" chart:style-name="ch5" chartooo:axis-type="auto">
            <chart:title svg:x="7.723cm" svg:y="8.594cm" chart:style-name="ch6">
              <text:p>Czas [s]</text:p>
            </chart:title>
            <chart:categories table:cell-range-address="local-table.$A$2:.$A$53"/>
            <chart:grid chart:style-name="ch7" chart:class="major"/>
          </chart:axis>
          <chart:axis chart:dimension="y" chart:name="primary-y" chart:style-name="ch5">
            <chart:title svg:x="0.451cm" svg:y="6.165cm" chart:style-name="ch8">
              <text:p>Błąd [%]</text:p>
            </chart:title>
            <chart:grid chart:style-name="ch7" chart:class="major"/>
          </chart:axis>
          <chart:series chart:style-name="ch9" chart:values-cell-range-address="local-table.$C$2:.$C$53" chart:label-cell-address="local-table.$C$1" chart:class="chart:scatter">
            <chart:domain table:cell-range-address="local-table.$B$2:.$B$53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łą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4515584">
                <text:p>7.24515584</text:p>
              </table:table-cell>
              <table:table-cell office:value-type="float" office:value="355.203619909502">
                <text:p>355.2036199095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35258953">
                <text:p>14.435258953</text:p>
              </table:table-cell>
              <table:table-cell office:value-type="float" office:value="348.41628959276">
                <text:p>348.41628959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16620273">
                <text:p>21.616620273</text:p>
              </table:table-cell>
              <table:table-cell office:value-type="float" office:value="342.533936651584">
                <text:p>342.533936651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843565825">
                <text:p>28.843565825</text:p>
              </table:table-cell>
              <table:table-cell office:value-type="float" office:value="336.802413273001">
                <text:p>336.80241327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091836578">
                <text:p>36.091836578</text:p>
              </table:table-cell>
              <table:table-cell office:value-type="float" office:value="331.221719457014">
                <text:p>331.221719457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227477487">
                <text:p>43.227477487</text:p>
              </table:table-cell>
              <table:table-cell office:value-type="float" office:value="325.867269984917">
                <text:p>325.867269984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479943759">
                <text:p>50.479943759</text:p>
              </table:table-cell>
              <table:table-cell office:value-type="float" office:value="320.663650075415">
                <text:p>320.663650075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647724433">
                <text:p>57.647724433</text:p>
              </table:table-cell>
              <table:table-cell office:value-type="float" office:value="315.53544494721">
                <text:p>315.53544494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877930976">
                <text:p>64.877930976</text:p>
              </table:table-cell>
              <table:table-cell office:value-type="float" office:value="310.633484162896">
                <text:p>310.63348416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04237058">
                <text:p>72.04237058</text:p>
              </table:table-cell>
              <table:table-cell office:value-type="float" office:value="305.806938159879">
                <text:p>305.806938159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284141889">
                <text:p>79.284141889</text:p>
              </table:table-cell>
              <table:table-cell office:value-type="float" office:value="300.980392156863">
                <text:p>300.980392156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529584092">
                <text:p>86.529584092</text:p>
              </table:table-cell>
              <table:table-cell office:value-type="float" office:value="296.229260935143">
                <text:p>296.229260935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.745890991">
                <text:p>93.745890991</text:p>
              </table:table-cell>
              <table:table-cell office:value-type="float" office:value="291.478129713424">
                <text:p>291.478129713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937586507">
                <text:p>100.937586507</text:p>
              </table:table-cell>
              <table:table-cell office:value-type="float" office:value="286.802413273001">
                <text:p>286.802413273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193164889">
                <text:p>108.193164889</text:p>
              </table:table-cell>
              <table:table-cell office:value-type="float" office:value="282.352941176471">
                <text:p>282.35294117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.430022411">
                <text:p>115.430022411</text:p>
              </table:table-cell>
              <table:table-cell office:value-type="float" office:value="277.978883861237">
                <text:p>277.978883861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.595682466">
                <text:p>122.595682466</text:p>
              </table:table-cell>
              <table:table-cell office:value-type="float" office:value="273.6802413273">
                <text:p>273.6802413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.847557448">
                <text:p>129.847557448</text:p>
              </table:table-cell>
              <table:table-cell office:value-type="float" office:value="269.457013574661">
                <text:p>269.457013574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.313061291">
                <text:p>137.313061291</text:p>
              </table:table-cell>
              <table:table-cell office:value-type="float" office:value="265.233785822021">
                <text:p>265.233785822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.50449122">
                <text:p>144.50449122</text:p>
              </table:table-cell>
              <table:table-cell office:value-type="float" office:value="261.010558069382">
                <text:p>261.010558069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.725917447">
                <text:p>151.725917447</text:p>
              </table:table-cell>
              <table:table-cell office:value-type="float" office:value="256.862745098039">
                <text:p>256.862745098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.918638608">
                <text:p>158.918638608</text:p>
              </table:table-cell>
              <table:table-cell office:value-type="float" office:value="252.790346907994">
                <text:p>252.790346907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.120767619">
                <text:p>166.120767619</text:p>
              </table:table-cell>
              <table:table-cell office:value-type="float" office:value="248.717948717949">
                <text:p>248.717948717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.376505071">
                <text:p>173.376505071</text:p>
              </table:table-cell>
              <table:table-cell office:value-type="float" office:value="244.796380090498">
                <text:p>244.796380090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.551280076">
                <text:p>180.551280076</text:p>
              </table:table-cell>
              <table:table-cell office:value-type="float" office:value="240.950226244344">
                <text:p>240.950226244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7.753387805">
                <text:p>187.753387805</text:p>
              </table:table-cell>
              <table:table-cell office:value-type="float" office:value="236.953242835596">
                <text:p>236.953242835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.073386288">
                <text:p>195.073386288</text:p>
              </table:table-cell>
              <table:table-cell office:value-type="float" office:value="233.257918552036">
                <text:p>233.257918552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.35475176">
                <text:p>202.35475176</text:p>
              </table:table-cell>
              <table:table-cell office:value-type="float" office:value="229.638009049774">
                <text:p>229.638009049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.711649757">
                <text:p>209.711649757</text:p>
              </table:table-cell>
              <table:table-cell office:value-type="float" office:value="226.018099547511">
                <text:p>226.018099547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6.982165844">
                <text:p>216.982165844</text:p>
              </table:table-cell>
              <table:table-cell office:value-type="float" office:value="222.549019607843">
                <text:p>222.549019607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4.28320635">
                <text:p>224.28320635</text:p>
              </table:table-cell>
              <table:table-cell office:value-type="float" office:value="219.230769230769">
                <text:p>219.230769230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.568682842">
                <text:p>231.568682842</text:p>
              </table:table-cell>
              <table:table-cell office:value-type="float" office:value="215.912518853695">
                <text:p>215.912518853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8.753140451">
                <text:p>238.753140451</text:p>
              </table:table-cell>
              <table:table-cell office:value-type="float" office:value="212.594268476621">
                <text:p>212.594268476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5.870875593">
                <text:p>245.870875593</text:p>
              </table:table-cell>
              <table:table-cell office:value-type="float" office:value="209.351432880845">
                <text:p>209.351432880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3.167829912">
                <text:p>253.167829912</text:p>
              </table:table-cell>
              <table:table-cell office:value-type="float" office:value="206.108597285068">
                <text:p>206.108597285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.328509876">
                <text:p>260.328509876</text:p>
              </table:table-cell>
              <table:table-cell office:value-type="float" office:value="202.941176470588">
                <text:p>202.941176470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7.409903542">
                <text:p>267.409903542</text:p>
              </table:table-cell>
              <table:table-cell office:value-type="float" office:value="199.773755656109">
                <text:p>199.773755656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.479626767">
                <text:p>274.479626767</text:p>
              </table:table-cell>
              <table:table-cell office:value-type="float" office:value="196.681749622926">
                <text:p>196.681749622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1.554140356">
                <text:p>281.554140356</text:p>
              </table:table-cell>
              <table:table-cell office:value-type="float" office:value="193.740573152338">
                <text:p>193.740573152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.642513988">
                <text:p>288.642513988</text:p>
              </table:table-cell>
              <table:table-cell office:value-type="float" office:value="190.79939668175">
                <text:p>190.79939668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.699920917">
                <text:p>295.699920917</text:p>
              </table:table-cell>
              <table:table-cell office:value-type="float" office:value="187.858220211161">
                <text:p>187.858220211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2.769953775">
                <text:p>302.769953775</text:p>
              </table:table-cell>
              <table:table-cell office:value-type="float" office:value="184.99245852187">
                <text:p>184.99245852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9.839406491">
                <text:p>309.839406491</text:p>
              </table:table-cell>
              <table:table-cell office:value-type="float" office:value="182.126696832579">
                <text:p>182.126696832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6.919186658">
                <text:p>316.919186658</text:p>
              </table:table-cell>
              <table:table-cell office:value-type="float" office:value="179.336349924585">
                <text:p>179.336349924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3.99817132">
                <text:p>323.99817132</text:p>
              </table:table-cell>
              <table:table-cell office:value-type="float" office:value="176.621417797888">
                <text:p>176.621417797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.179878922">
                <text:p>331.179878922</text:p>
              </table:table-cell>
              <table:table-cell office:value-type="float" office:value="174.057315233786">
                <text:p>174.057315233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.286926975">
                <text:p>338.286926975</text:p>
              </table:table-cell>
              <table:table-cell office:value-type="float" office:value="171.56862745098">
                <text:p>171.56862745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.405703675">
                <text:p>345.405703675</text:p>
              </table:table-cell>
              <table:table-cell office:value-type="float" office:value="169.079939668175">
                <text:p>169.079939668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2.522453754">
                <text:p>352.522453754</text:p>
              </table:table-cell>
              <table:table-cell office:value-type="float" office:value="166.59125188537">
                <text:p>166.59125188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.64108352">
                <text:p>359.64108352</text:p>
              </table:table-cell>
              <table:table-cell office:value-type="float" office:value="164.102564102564">
                <text:p>164.102564102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4.714772451">
                <text:p>724.714772451</text:p>
              </table:table-cell>
              <table:table-cell office:value-type="float" office:value="162.141779788839">
                <text:p>162.141779788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3.158619252">
                <text:p>1083.158619252</text:p>
              </table:table-cell>
              <table:table-cell office:value-type="float" office:value="159.879336349925">
                <text:p>159.8793363499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75cm" svg:height="9.567cm" xlink:href="." xlink:type="simple" chart:class="chart:scatter" chart:style-name="ch1">
        <chart:title svg:x="4.883cm" svg:y="0.327cm" chart:style-name="ch2">
          <text:p>ch130.tsp bez dywersyfikacji</text:p>
        </chart:title>
        <chart:subtitle svg:x="5.544cm" svg:y="1.297cm" chart:style-name="ch3">
          <text:p>1000 iteracji, 100 kadencji</text:p>
        </chart:subtitle>
        <chart:plot-area chart:style-name="ch4" chart:data-source-has-labels="both" svg:x="1.324cm" svg:y="2.171cm" svg:width="14.038cm" svg:height="6.224cm">
          <chartooo:coordinate-region svg:x="2.131cm" svg:y="2.371cm" svg:width="12.859cm" svg:height="5.377cm"/>
          <chart:axis chart:dimension="x" chart:name="primary-x" chart:style-name="ch5" chartooo:axis-type="auto">
            <chart:title svg:x="7.717cm" svg:y="8.586cm" chart:style-name="ch6">
              <text:p>Czas [s]</text:p>
            </chart:title>
            <chart:categories table:cell-range-address="local-table.$A$2:.$A$207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Błąd [%]</text:p>
            </chart:title>
            <chart:grid chart:style-name="ch7" chart:class="major"/>
          </chart:axis>
          <chart:series chart:style-name="ch9" chart:values-cell-range-address="local-table.$C$2:.$C$207" chart:label-cell-address="local-table.$C$1" chart:class="chart:scatter">
            <chart:domain table:cell-range-address="local-table.$B$2:.$B$207"/>
            <chart:data-point chart:repeated="2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łą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54488068">
                <text:p>7.154488068</text:p>
              </table:table-cell>
              <table:table-cell office:value-type="float" office:value="367.194570135747">
                <text:p>367.1945701357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40106222">
                <text:p>14.240106222</text:p>
              </table:table-cell>
              <table:table-cell office:value-type="float" office:value="360.331825037707">
                <text:p>360.331825037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29700605">
                <text:p>21.329700605</text:p>
              </table:table-cell>
              <table:table-cell office:value-type="float" office:value="353.846153846154">
                <text:p>353.8461538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421897928">
                <text:p>28.421897928</text:p>
              </table:table-cell>
              <table:table-cell office:value-type="float" office:value="347.435897435897">
                <text:p>347.435897435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472626605">
                <text:p>35.472626605</text:p>
              </table:table-cell>
              <table:table-cell office:value-type="float" office:value="341.251885369532">
                <text:p>341.251885369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569436195">
                <text:p>42.569436195</text:p>
              </table:table-cell>
              <table:table-cell office:value-type="float" office:value="335.369532428356">
                <text:p>335.36953242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54954205">
                <text:p>49.654954205</text:p>
              </table:table-cell>
              <table:table-cell office:value-type="float" office:value="329.788838612368">
                <text:p>329.788838612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23115799">
                <text:p>56.723115799</text:p>
              </table:table-cell>
              <table:table-cell office:value-type="float" office:value="324.283559577677">
                <text:p>324.28355957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78178193">
                <text:p>63.78178193</text:p>
              </table:table-cell>
              <table:table-cell office:value-type="float" office:value="318.853695324284">
                <text:p>318.853695324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837511118">
                <text:p>70.837511118</text:p>
              </table:table-cell>
              <table:table-cell office:value-type="float" office:value="313.574660633484">
                <text:p>313.574660633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901394717">
                <text:p>77.901394717</text:p>
              </table:table-cell>
              <table:table-cell office:value-type="float" office:value="308.295625942685">
                <text:p>308.295625942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955703647">
                <text:p>84.955703647</text:p>
              </table:table-cell>
              <table:table-cell office:value-type="float" office:value="303.242835595777">
                <text:p>303.242835595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016702117">
                <text:p>92.016702117</text:p>
              </table:table-cell>
              <table:table-cell office:value-type="float" office:value="298.190045248869">
                <text:p>298.190045248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075319128">
                <text:p>99.075319128</text:p>
              </table:table-cell>
              <table:table-cell office:value-type="float" office:value="293.288084464555">
                <text:p>293.288084464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.144702255">
                <text:p>106.144702255</text:p>
              </table:table-cell>
              <table:table-cell office:value-type="float" office:value="288.461538461538">
                <text:p>288.46153846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208624322">
                <text:p>113.208624322</text:p>
              </table:table-cell>
              <table:table-cell office:value-type="float" office:value="283.634992458522">
                <text:p>283.634992458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.365043843">
                <text:p>120.365043843</text:p>
              </table:table-cell>
              <table:table-cell office:value-type="float" office:value="278.9592760181">
                <text:p>278.9592760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396780645">
                <text:p>127.396780645</text:p>
              </table:table-cell>
              <table:table-cell office:value-type="float" office:value="274.358974358974">
                <text:p>274.358974358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460753889">
                <text:p>134.460753889</text:p>
              </table:table-cell>
              <table:table-cell office:value-type="float" office:value="269.834087481146">
                <text:p>269.834087481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.516535139">
                <text:p>141.516535139</text:p>
              </table:table-cell>
              <table:table-cell office:value-type="float" office:value="265.384615384615">
                <text:p>265.38461538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.603727252">
                <text:p>148.603727252</text:p>
              </table:table-cell>
              <table:table-cell office:value-type="float" office:value="260.935143288084">
                <text:p>260.935143288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.693976875">
                <text:p>155.693976875</text:p>
              </table:table-cell>
              <table:table-cell office:value-type="float" office:value="256.485671191554">
                <text:p>256.48567119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.792507371">
                <text:p>162.792507371</text:p>
              </table:table-cell>
              <table:table-cell office:value-type="float" office:value="252.036199095023">
                <text:p>252.036199095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868811344">
                <text:p>169.868811344</text:p>
              </table:table-cell>
              <table:table-cell office:value-type="float" office:value="247.662141779789">
                <text:p>247.662141779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.953354169">
                <text:p>176.953354169</text:p>
              </table:table-cell>
              <table:table-cell office:value-type="float" office:value="243.363499245852">
                <text:p>243.363499245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.041133872">
                <text:p>184.041133872</text:p>
              </table:table-cell>
              <table:table-cell office:value-type="float" office:value="239.140271493213">
                <text:p>239.140271493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.123181626">
                <text:p>191.123181626</text:p>
              </table:table-cell>
              <table:table-cell office:value-type="float" office:value="235.067873303167">
                <text:p>235.067873303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.199018802">
                <text:p>198.199018802</text:p>
              </table:table-cell>
              <table:table-cell office:value-type="float" office:value="230.995475113122">
                <text:p>230.995475113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.271813605">
                <text:p>205.271813605</text:p>
              </table:table-cell>
              <table:table-cell office:value-type="float" office:value="227.073906485671">
                <text:p>227.073906485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.378836949">
                <text:p>212.378836949</text:p>
              </table:table-cell>
              <table:table-cell office:value-type="float" office:value="223.227752639517">
                <text:p>223.227752639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9.475556657">
                <text:p>219.475556657</text:p>
              </table:table-cell>
              <table:table-cell office:value-type="float" office:value="218.929110105581">
                <text:p>218.929110105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.56998457">
                <text:p>226.56998457</text:p>
              </table:table-cell>
              <table:table-cell office:value-type="float" office:value="215.082956259427">
                <text:p>215.082956259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.652502344">
                <text:p>233.652502344</text:p>
              </table:table-cell>
              <table:table-cell office:value-type="float" office:value="211.236802413273">
                <text:p>211.236802413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.727704291">
                <text:p>240.727704291</text:p>
              </table:table-cell>
              <table:table-cell office:value-type="float" office:value="207.541478129713">
                <text:p>207.541478129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.804264831">
                <text:p>247.804264831</text:p>
              </table:table-cell>
              <table:table-cell office:value-type="float" office:value="204.072398190045">
                <text:p>204.072398190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4.88888014">
                <text:p>254.88888014</text:p>
              </table:table-cell>
              <table:table-cell office:value-type="float" office:value="200.754147812971">
                <text:p>200.754147812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.975512463">
                <text:p>261.975512463</text:p>
              </table:table-cell>
              <table:table-cell office:value-type="float" office:value="197.435897435897">
                <text:p>197.435897435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9.060441605">
                <text:p>269.060441605</text:p>
              </table:table-cell>
              <table:table-cell office:value-type="float" office:value="194.193061840121">
                <text:p>194.193061840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.145026571">
                <text:p>276.145026571</text:p>
              </table:table-cell>
              <table:table-cell office:value-type="float" office:value="190.950226244344">
                <text:p>190.950226244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.23076176">
                <text:p>283.23076176</text:p>
              </table:table-cell>
              <table:table-cell office:value-type="float" office:value="187.707390648567">
                <text:p>187.707390648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0.302876025">
                <text:p>290.302876025</text:p>
              </table:table-cell>
              <table:table-cell office:value-type="float" office:value="184.539969834087">
                <text:p>184.539969834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7.388928577">
                <text:p>297.388928577</text:p>
              </table:table-cell>
              <table:table-cell office:value-type="float" office:value="181.447963800905">
                <text:p>181.447963800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4.474537311">
                <text:p>304.474537311</text:p>
              </table:table-cell>
              <table:table-cell office:value-type="float" office:value="178.205128205128">
                <text:p>178.205128205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1.563239803">
                <text:p>311.563239803</text:p>
              </table:table-cell>
              <table:table-cell office:value-type="float" office:value="175.113122171946">
                <text:p>175.113122171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8.641786953">
                <text:p>318.641786953</text:p>
              </table:table-cell>
              <table:table-cell office:value-type="float" office:value="172.09653092006">
                <text:p>172.09653092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.733735331">
                <text:p>325.733735331</text:p>
              </table:table-cell>
              <table:table-cell office:value-type="float" office:value="169.155354449472">
                <text:p>169.155354449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2.820043734">
                <text:p>332.820043734</text:p>
              </table:table-cell>
              <table:table-cell office:value-type="float" office:value="166.214177978884">
                <text:p>166.214177978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.905879075">
                <text:p>339.905879075</text:p>
              </table:table-cell>
              <table:table-cell office:value-type="float" office:value="163.348416289593">
                <text:p>163.348416289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.99284618">
                <text:p>346.99284618</text:p>
              </table:table-cell>
              <table:table-cell office:value-type="float" office:value="160.482654600302">
                <text:p>160.4826546003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4.082558954">
                <text:p>354.082558954</text:p>
              </table:table-cell>
              <table:table-cell office:value-type="float" office:value="157.692307692308">
                <text:p>157.692307692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1.169619748">
                <text:p>361.169619748</text:p>
              </table:table-cell>
              <table:table-cell office:value-type="float" office:value="154.977375565611">
                <text:p>154.977375565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8.259462358">
                <text:p>368.259462358</text:p>
              </table:table-cell>
              <table:table-cell office:value-type="float" office:value="152.262443438914">
                <text:p>152.262443438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.34088982">
                <text:p>375.34088982</text:p>
              </table:table-cell>
              <table:table-cell office:value-type="float" office:value="149.622926093514">
                <text:p>149.622926093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.437657556">
                <text:p>382.437657556</text:p>
              </table:table-cell>
              <table:table-cell office:value-type="float" office:value="146.983408748115">
                <text:p>146.983408748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9.526863325">
                <text:p>389.526863325</text:p>
              </table:table-cell>
              <table:table-cell office:value-type="float" office:value="144.343891402715">
                <text:p>144.3438914027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6.616759658">
                <text:p>396.616759658</text:p>
              </table:table-cell>
              <table:table-cell office:value-type="float" office:value="141.704374057315">
                <text:p>141.7043740573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3.698501705">
                <text:p>403.698501705</text:p>
              </table:table-cell>
              <table:table-cell office:value-type="float" office:value="139.21568627451">
                <text:p>139.21568627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0.772995344">
                <text:p>410.772995344</text:p>
              </table:table-cell>
              <table:table-cell office:value-type="float" office:value="136.953242835596">
                <text:p>136.953242835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.870039713">
                <text:p>417.870039713</text:p>
              </table:table-cell>
              <table:table-cell office:value-type="float" office:value="134.766214177979">
                <text:p>134.766214177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4.949309592">
                <text:p>424.949309592</text:p>
              </table:table-cell>
              <table:table-cell office:value-type="float" office:value="132.579185520362">
                <text:p>132.57918552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2.018257789">
                <text:p>432.018257789</text:p>
              </table:table-cell>
              <table:table-cell office:value-type="float" office:value="130.542986425339">
                <text:p>130.5429864253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9.104011709">
                <text:p>439.104011709</text:p>
              </table:table-cell>
              <table:table-cell office:value-type="float" office:value="128.582202111614">
                <text:p>128.582202111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6.207003768">
                <text:p>446.207003768</text:p>
              </table:table-cell>
              <table:table-cell office:value-type="float" office:value="126.621417797888">
                <text:p>126.621417797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.294664558">
                <text:p>453.294664558</text:p>
              </table:table-cell>
              <table:table-cell office:value-type="float" office:value="124.660633484163">
                <text:p>124.660633484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0.379006288">
                <text:p>460.379006288</text:p>
              </table:table-cell>
              <table:table-cell office:value-type="float" office:value="122.850678733032">
                <text:p>122.850678733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7.478728063">
                <text:p>467.478728063</text:p>
              </table:table-cell>
              <table:table-cell office:value-type="float" office:value="120.588235294118">
                <text:p>120.588235294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4.551332605">
                <text:p>474.551332605</text:p>
              </table:table-cell>
              <table:table-cell office:value-type="float" office:value="118.929110105581">
                <text:p>118.92911010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1.646783062">
                <text:p>481.646783062</text:p>
              </table:table-cell>
              <table:table-cell office:value-type="float" office:value="117.345399698341">
                <text:p>117.34539969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8.733920641">
                <text:p>488.733920641</text:p>
              </table:table-cell>
              <table:table-cell office:value-type="float" office:value="115.761689291101">
                <text:p>115.761689291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5.814801979">
                <text:p>495.814801979</text:p>
              </table:table-cell>
              <table:table-cell office:value-type="float" office:value="114.177978883861">
                <text:p>114.177978883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2.899698352">
                <text:p>502.899698352</text:p>
              </table:table-cell>
              <table:table-cell office:value-type="float" office:value="112.594268476621">
                <text:p>112.5942684766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.006321786">
                <text:p>510.006321786</text:p>
              </table:table-cell>
              <table:table-cell office:value-type="float" office:value="111.085972850679">
                <text:p>111.085972850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7.113893065">
                <text:p>517.113893065</text:p>
              </table:table-cell>
              <table:table-cell office:value-type="float" office:value="109.577677224736">
                <text:p>109.577677224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4.204288401">
                <text:p>524.204288401</text:p>
              </table:table-cell>
              <table:table-cell office:value-type="float" office:value="108.144796380091">
                <text:p>108.144796380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1.291121142">
                <text:p>531.291121142</text:p>
              </table:table-cell>
              <table:table-cell office:value-type="float" office:value="106.410256410256">
                <text:p>106.410256410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8.382135616">
                <text:p>538.382135616</text:p>
              </table:table-cell>
              <table:table-cell office:value-type="float" office:value="104.977375565611">
                <text:p>104.9773755656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5.48124428">
                <text:p>545.48124428</text:p>
              </table:table-cell>
              <table:table-cell office:value-type="float" office:value="103.544494720965">
                <text:p>103.544494720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.572373431">
                <text:p>552.572373431</text:p>
              </table:table-cell>
              <table:table-cell office:value-type="float" office:value="102.187028657617">
                <text:p>102.1870286576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9.654694983">
                <text:p>559.654694983</text:p>
              </table:table-cell>
              <table:table-cell office:value-type="float" office:value="100.904977375566">
                <text:p>100.904977375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6.73643118">
                <text:p>566.73643118</text:p>
              </table:table-cell>
              <table:table-cell office:value-type="float" office:value="99.6983408748115">
                <text:p>99.69834087481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.833160749">
                <text:p>573.833160749</text:p>
              </table:table-cell>
              <table:table-cell office:value-type="float" office:value="98.4917043740573">
                <text:p>98.4917043740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0.986477339">
                <text:p>580.986477339</text:p>
              </table:table-cell>
              <table:table-cell office:value-type="float" office:value="97.2850678733032">
                <text:p>97.28506787330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8.069768128">
                <text:p>588.069768128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5.157808073">
                <text:p>595.157808073</text:p>
              </table:table-cell>
              <table:table-cell office:value-type="float" office:value="95.0226244343891">
                <text:p>95.02262443438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2.240561946">
                <text:p>602.240561946</text:p>
              </table:table-cell>
              <table:table-cell office:value-type="float" office:value="93.8914027149321">
                <text:p>93.8914027149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9.321541507">
                <text:p>609.321541507</text:p>
              </table:table-cell>
              <table:table-cell office:value-type="float" office:value="92.7601809954751">
                <text:p>92.7601809954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6.415102514">
                <text:p>616.415102514</text:p>
              </table:table-cell>
              <table:table-cell office:value-type="float" office:value="91.6289592760181">
                <text:p>91.62895927601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3.501713692">
                <text:p>623.501713692</text:p>
              </table:table-cell>
              <table:table-cell office:value-type="float" office:value="90.5731523378582">
                <text:p>90.5731523378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0.586896813">
                <text:p>630.586896813</text:p>
              </table:table-cell>
              <table:table-cell office:value-type="float" office:value="89.5173453996983">
                <text:p>89.5173453996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7.676448212">
                <text:p>637.676448212</text:p>
              </table:table-cell>
              <table:table-cell office:value-type="float" office:value="88.4615384615385">
                <text:p>88.4615384615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4.800312564">
                <text:p>644.800312564</text:p>
              </table:table-cell>
              <table:table-cell office:value-type="float" office:value="87.4811463046757">
                <text:p>87.4811463046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1.872353882">
                <text:p>651.872353882</text:p>
              </table:table-cell>
              <table:table-cell office:value-type="float" office:value="86.500754147813">
                <text:p>86.500754147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8.950723773">
                <text:p>658.950723773</text:p>
              </table:table-cell>
              <table:table-cell office:value-type="float" office:value="85.5203619909502">
                <text:p>85.5203619909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6.027194861">
                <text:p>666.027194861</text:p>
              </table:table-cell>
              <table:table-cell office:value-type="float" office:value="84.5399698340875">
                <text:p>84.5399698340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3.113940988">
                <text:p>673.113940988</text:p>
              </table:table-cell>
              <table:table-cell office:value-type="float" office:value="83.5595776772247">
                <text:p>83.5595776772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.205682778">
                <text:p>680.205682778</text:p>
              </table:table-cell>
              <table:table-cell office:value-type="float" office:value="82.6546003016591">
                <text:p>82.6546003016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.304082566">
                <text:p>687.304082566</text:p>
              </table:table-cell>
              <table:table-cell office:value-type="float" office:value="81.7496229260935">
                <text:p>81.74962292609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4.370679788">
                <text:p>694.370679788</text:p>
              </table:table-cell>
              <table:table-cell office:value-type="float" office:value="80.8446455505279">
                <text:p>80.84464555052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.4416181">
                <text:p>701.4416181</text:p>
              </table:table-cell>
              <table:table-cell office:value-type="float" office:value="79.9396681749623">
                <text:p>79.93966817496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8.517859837">
                <text:p>708.517859837</text:p>
              </table:table-cell>
              <table:table-cell office:value-type="float" office:value="79.0346907993967">
                <text:p>79.03469079939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5.616899673">
                <text:p>715.616899673</text:p>
              </table:table-cell>
              <table:table-cell office:value-type="float" office:value="78.1297134238311">
                <text:p>78.12971342383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2.714073042">
                <text:p>722.714073042</text:p>
              </table:table-cell>
              <table:table-cell office:value-type="float" office:value="77.2247360482655">
                <text:p>77.2247360482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9.806474443">
                <text:p>729.806474443</text:p>
              </table:table-cell>
              <table:table-cell office:value-type="float" office:value="76.3197586726998">
                <text:p>76.3197586726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6.931799677">
                <text:p>736.931799677</text:p>
              </table:table-cell>
              <table:table-cell office:value-type="float" office:value="75.4147812971342">
                <text:p>75.4147812971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4.051193803">
                <text:p>744.051193803</text:p>
              </table:table-cell>
              <table:table-cell office:value-type="float" office:value="74.5098039215686">
                <text:p>74.5098039215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1.13742301">
                <text:p>751.13742301</text:p>
              </table:table-cell>
              <table:table-cell office:value-type="float" office:value="73.6802413273002">
                <text:p>73.6802413273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8.238317379">
                <text:p>758.238317379</text:p>
              </table:table-cell>
              <table:table-cell office:value-type="float" office:value="72.8506787330317">
                <text:p>72.85067873303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5.321611523">
                <text:p>765.321611523</text:p>
              </table:table-cell>
              <table:table-cell office:value-type="float" office:value="72.0211161387632">
                <text:p>72.0211161387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2.419226445">
                <text:p>772.419226445</text:p>
              </table:table-cell>
              <table:table-cell office:value-type="float" office:value="71.2669683257919">
                <text:p>71.2669683257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9.498037503">
                <text:p>779.498037503</text:p>
              </table:table-cell>
              <table:table-cell office:value-type="float" office:value="70.5128205128205">
                <text:p>70.5128205128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6.585828398">
                <text:p>786.585828398</text:p>
              </table:table-cell>
              <table:table-cell office:value-type="float" office:value="69.7586726998492">
                <text:p>69.7586726998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3.690236531">
                <text:p>793.690236531</text:p>
              </table:table-cell>
              <table:table-cell office:value-type="float" office:value="69.0045248868778">
                <text:p>69.00452488687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0.778574521">
                <text:p>800.778574521</text:p>
              </table:table-cell>
              <table:table-cell office:value-type="float" office:value="68.2503770739065">
                <text:p>68.2503770739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7.868232453">
                <text:p>807.868232453</text:p>
              </table:table-cell>
              <table:table-cell office:value-type="float" office:value="67.3453996983409">
                <text:p>67.3453996983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4.955442628">
                <text:p>814.955442628</text:p>
              </table:table-cell>
              <table:table-cell office:value-type="float" office:value="66.5912518853695">
                <text:p>66.5912518853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2.042801603">
                <text:p>822.042801603</text:p>
              </table:table-cell>
              <table:table-cell office:value-type="float" office:value="65.7616892911011">
                <text:p>65.7616892911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9.129919343">
                <text:p>829.129919343</text:p>
              </table:table-cell>
              <table:table-cell office:value-type="float" office:value="64.9321266968326">
                <text:p>64.9321266968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6.216128142">
                <text:p>836.216128142</text:p>
              </table:table-cell>
              <table:table-cell office:value-type="float" office:value="64.1779788838612">
                <text:p>64.1779788838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3.295195482">
                <text:p>843.295195482</text:p>
              </table:table-cell>
              <table:table-cell office:value-type="float" office:value="63.4238310708899">
                <text:p>63.4238310708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.383857147">
                <text:p>850.383857147</text:p>
              </table:table-cell>
              <table:table-cell office:value-type="float" office:value="62.6696832579186">
                <text:p>62.6696832579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7.458948991">
                <text:p>857.458948991</text:p>
              </table:table-cell>
              <table:table-cell office:value-type="float" office:value="61.9909502262443">
                <text:p>61.9909502262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4.557649879">
                <text:p>864.557649879</text:p>
              </table:table-cell>
              <table:table-cell office:value-type="float" office:value="61.236802413273">
                <text:p>61.2368024132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1.657525237">
                <text:p>871.657525237</text:p>
              </table:table-cell>
              <table:table-cell office:value-type="float" office:value="60.5580693815988">
                <text:p>60.5580693815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8.732826866">
                <text:p>878.732826866</text:p>
              </table:table-cell>
              <table:table-cell office:value-type="float" office:value="59.5022624434389">
                <text:p>59.50226244343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5.830603205">
                <text:p>885.830603205</text:p>
              </table:table-cell>
              <table:table-cell office:value-type="float" office:value="58.8235294117647">
                <text:p>58.82352941176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2.919290128">
                <text:p>892.919290128</text:p>
              </table:table-cell>
              <table:table-cell office:value-type="float" office:value="58.1447963800905">
                <text:p>58.14479638009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0.004115593">
                <text:p>900.004115593</text:p>
              </table:table-cell>
              <table:table-cell office:value-type="float" office:value="57.0889894419306">
                <text:p>57.08898944193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7.083548287">
                <text:p>907.083548287</text:p>
              </table:table-cell>
              <table:table-cell office:value-type="float" office:value="56.4102564102564">
                <text:p>56.410256410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4.163195413">
                <text:p>914.163195413</text:p>
              </table:table-cell>
              <table:table-cell office:value-type="float" office:value="55.7315233785822">
                <text:p>55.73152337858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1.239138588">
                <text:p>921.239138588</text:p>
              </table:table-cell>
              <table:table-cell office:value-type="float" office:value="55.052790346908">
                <text:p>55.052790346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8.325067562">
                <text:p>928.325067562</text:p>
              </table:table-cell>
              <table:table-cell office:value-type="float" office:value="54.1478129713424">
                <text:p>54.14781297134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35.405016968">
                <text:p>935.405016968</text:p>
              </table:table-cell>
              <table:table-cell office:value-type="float" office:value="53.5444947209653">
                <text:p>53.54449472096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2.478737564">
                <text:p>942.478737564</text:p>
              </table:table-cell>
              <table:table-cell office:value-type="float" office:value="52.9411764705882">
                <text:p>52.94117647058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9.554874647">
                <text:p>949.554874647</text:p>
              </table:table-cell>
              <table:table-cell office:value-type="float" office:value="52.3378582202112">
                <text:p>52.3378582202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6.655825456">
                <text:p>956.655825456</text:p>
              </table:table-cell>
              <table:table-cell office:value-type="float" office:value="51.4328808446455">
                <text:p>51.4328808446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3.745271963">
                <text:p>963.745271963</text:p>
              </table:table-cell>
              <table:table-cell office:value-type="float" office:value="50.9049773755656">
                <text:p>50.9049773755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0.820572833">
                <text:p>970.820572833</text:p>
              </table:table-cell>
              <table:table-cell office:value-type="float" office:value="50.2262443438914">
                <text:p>50.2262443438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7.905361742">
                <text:p>977.905361742</text:p>
              </table:table-cell>
              <table:table-cell office:value-type="float" office:value="49.4720965309201">
                <text:p>49.47209653092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4.983138622">
                <text:p>984.983138622</text:p>
              </table:table-cell>
              <table:table-cell office:value-type="float" office:value="49.0196078431373">
                <text:p>49.01960784313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2.076914305">
                <text:p>992.076914305</text:p>
              </table:table-cell>
              <table:table-cell office:value-type="float" office:value="48.4162895927602">
                <text:p>48.4162895927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9.161841852">
                <text:p>999.161841852</text:p>
              </table:table-cell>
              <table:table-cell office:value-type="float" office:value="47.9638009049774">
                <text:p>47.96380090497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6.252644969">
                <text:p>1006.252644969</text:p>
              </table:table-cell>
              <table:table-cell office:value-type="float" office:value="47.5113122171946">
                <text:p>47.51131221719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3.344203111">
                <text:p>1013.344203111</text:p>
              </table:table-cell>
              <table:table-cell office:value-type="float" office:value="47.1342383107089">
                <text:p>47.13423831070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0.42247931">
                <text:p>1020.42247931</text:p>
              </table:table-cell>
              <table:table-cell office:value-type="float" office:value="46.7571644042232">
                <text:p>46.7571644042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27.515292354">
                <text:p>1027.515292354</text:p>
              </table:table-cell>
              <table:table-cell office:value-type="float" office:value="46.3800904977376">
                <text:p>46.3800904977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34.61694136">
                <text:p>1034.61694136</text:p>
              </table:table-cell>
              <table:table-cell office:value-type="float" office:value="46.0030165912519">
                <text:p>46.00301659125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1.685936234">
                <text:p>1041.685936234</text:p>
              </table:table-cell>
              <table:table-cell office:value-type="float" office:value="45.4751131221719">
                <text:p>45.4751131221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8.761737291">
                <text:p>1048.761737291</text:p>
              </table:table-cell>
              <table:table-cell office:value-type="float" office:value="45.0980392156863">
                <text:p>45.09803921568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55.844955909">
                <text:p>1055.844955909</text:p>
              </table:table-cell>
              <table:table-cell office:value-type="float" office:value="44.6455505279035">
                <text:p>44.6455505279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2.917950377">
                <text:p>1062.917950377</text:p>
              </table:table-cell>
              <table:table-cell office:value-type="float" office:value="44.2684766214178">
                <text:p>44.26847662141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70.01861334">
                <text:p>1070.01861334</text:p>
              </table:table-cell>
              <table:table-cell office:value-type="float" office:value="43.8914027149321">
                <text:p>43.89140271493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77.111703644">
                <text:p>1077.111703644</text:p>
              </table:table-cell>
              <table:table-cell office:value-type="float" office:value="43.5143288084465">
                <text:p>43.51432880844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84.20207287">
                <text:p>1084.20207287</text:p>
              </table:table-cell>
              <table:table-cell office:value-type="float" office:value="43.1372549019608">
                <text:p>43.1372549019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91.31331277">
                <text:p>1091.31331277</text:p>
              </table:table-cell>
              <table:table-cell office:value-type="float" office:value="42.7601809954751">
                <text:p>42.7601809954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98.395647151">
                <text:p>1098.395647151</text:p>
              </table:table-cell>
              <table:table-cell office:value-type="float" office:value="42.3831070889894">
                <text:p>42.38310708898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05.450195455">
                <text:p>1105.450195455</text:p>
              </table:table-cell>
              <table:table-cell office:value-type="float" office:value="41.4027149321267">
                <text:p>41.40271493212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2.521934413">
                <text:p>1112.521934413</text:p>
              </table:table-cell>
              <table:table-cell office:value-type="float" office:value="40.9502262443439">
                <text:p>40.95022624434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9.588623893">
                <text:p>1119.588623893</text:p>
              </table:table-cell>
              <table:table-cell office:value-type="float" office:value="40.6485671191554">
                <text:p>40.6485671191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6.699327373">
                <text:p>1126.699327373</text:p>
              </table:table-cell>
              <table:table-cell office:value-type="float" office:value="40.3469079939668">
                <text:p>40.3469079939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3.787421192">
                <text:p>1133.787421192</text:p>
              </table:table-cell>
              <table:table-cell office:value-type="float" office:value="40.0452488687783">
                <text:p>40.0452488687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0.850738261">
                <text:p>1140.850738261</text:p>
              </table:table-cell>
              <table:table-cell office:value-type="float" office:value="39.7435897435897">
                <text:p>39.7435897435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47.934377077">
                <text:p>1147.934377077</text:p>
              </table:table-cell>
              <table:table-cell office:value-type="float" office:value="39.4419306184012">
                <text:p>39.4419306184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5.003192836">
                <text:p>1155.003192836</text:p>
              </table:table-cell>
              <table:table-cell office:value-type="float" office:value="39.2156862745098">
                <text:p>39.21568627450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62.111462657">
                <text:p>1162.111462657</text:p>
              </table:table-cell>
              <table:table-cell office:value-type="float" office:value="38.9140271493213">
                <text:p>38.91402714932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69.205510637">
                <text:p>1169.205510637</text:p>
              </table:table-cell>
              <table:table-cell office:value-type="float" office:value="38.4615384615385">
                <text:p>38.46153846153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76.285758019">
                <text:p>1176.285758019</text:p>
              </table:table-cell>
              <table:table-cell office:value-type="float" office:value="38.1598793363499">
                <text:p>38.15987933634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3.373682074">
                <text:p>1183.373682074</text:p>
              </table:table-cell>
              <table:table-cell office:value-type="float" office:value="37.7073906485671">
                <text:p>37.70739064856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0.582819416">
                <text:p>1190.582819416</text:p>
              </table:table-cell>
              <table:table-cell office:value-type="float" office:value="37.3303167420814">
                <text:p>37.33031674208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8.025245566">
                <text:p>1198.025245566</text:p>
              </table:table-cell>
              <table:table-cell office:value-type="float" office:value="36.9532428355958">
                <text:p>36.9532428355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05.435987539">
                <text:p>1205.435987539</text:p>
              </table:table-cell>
              <table:table-cell office:value-type="float" office:value="36.6515837104072">
                <text:p>36.65158371040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2.573906289">
                <text:p>1212.573906289</text:p>
              </table:table-cell>
              <table:table-cell office:value-type="float" office:value="36.4253393665158">
                <text:p>36.4253393665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9.797171829">
                <text:p>1219.797171829</text:p>
              </table:table-cell>
              <table:table-cell office:value-type="float" office:value="35.972850678733">
                <text:p>35.9728506787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27.004605365">
                <text:p>1227.004605365</text:p>
              </table:table-cell>
              <table:table-cell office:value-type="float" office:value="35.7466063348416">
                <text:p>35.7466063348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4.176168979">
                <text:p>1234.176168979</text:p>
              </table:table-cell>
              <table:table-cell office:value-type="float" office:value="35.5203619909502">
                <text:p>35.52036199095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41.361424096">
                <text:p>1241.361424096</text:p>
              </table:table-cell>
              <table:table-cell office:value-type="float" office:value="35.2941176470588">
                <text:p>35.29411764705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8.649946822">
                <text:p>1248.649946822</text:p>
              </table:table-cell>
              <table:table-cell office:value-type="float" office:value="35.0678733031674">
                <text:p>35.06787330316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55.958485654">
                <text:p>1255.958485654</text:p>
              </table:table-cell>
              <table:table-cell office:value-type="float" office:value="34.9170437405731">
                <text:p>34.9170437405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63.227118984">
                <text:p>1263.227118984</text:p>
              </table:table-cell>
              <table:table-cell office:value-type="float" office:value="34.7662141779789">
                <text:p>34.7662141779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0.480216732">
                <text:p>1270.480216732</text:p>
              </table:table-cell>
              <table:table-cell office:value-type="float" office:value="34.6153846153846">
                <text:p>34.61538461538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77.776004847">
                <text:p>1277.776004847</text:p>
              </table:table-cell>
              <table:table-cell office:value-type="float" office:value="34.4645550527903">
                <text:p>34.46455505279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85.047127281">
                <text:p>1285.047127281</text:p>
              </table:table-cell>
              <table:table-cell office:value-type="float" office:value="34.3137254901961">
                <text:p>34.31372549019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92.317081135">
                <text:p>1292.317081135</text:p>
              </table:table-cell>
              <table:table-cell office:value-type="float" office:value="34.1628959276018">
                <text:p>34.1628959276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99.560165864">
                <text:p>1299.560165864</text:p>
              </table:table-cell>
              <table:table-cell office:value-type="float" office:value="34.0120663650075">
                <text:p>34.0120663650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06.757826288">
                <text:p>1306.757826288</text:p>
              </table:table-cell>
              <table:table-cell office:value-type="float" office:value="33.6349924585219">
                <text:p>33.6349924585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3.818406492">
                <text:p>1313.818406492</text:p>
              </table:table-cell>
              <table:table-cell office:value-type="float" office:value="33.2579185520362">
                <text:p>33.25791855203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21.07867802">
                <text:p>1321.07867802</text:p>
              </table:table-cell>
              <table:table-cell office:value-type="float" office:value="33.1070889894419">
                <text:p>33.1070889894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28.330133031">
                <text:p>1328.330133031</text:p>
              </table:table-cell>
              <table:table-cell office:value-type="float" office:value="32.9562594268477">
                <text:p>32.9562594268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35.608374167">
                <text:p>1335.608374167</text:p>
              </table:table-cell>
              <table:table-cell office:value-type="float" office:value="32.8054298642534">
                <text:p>32.80542986425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42.903005549">
                <text:p>1342.903005549</text:p>
              </table:table-cell>
              <table:table-cell office:value-type="float" office:value="32.4283559577677">
                <text:p>32.42835595776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50.0375941">
                <text:p>1350.0375941</text:p>
              </table:table-cell>
              <table:table-cell office:value-type="float" office:value="32.2775263951735">
                <text:p>32.27752639517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57.275137596">
                <text:p>1357.275137596</text:p>
              </table:table-cell>
              <table:table-cell office:value-type="float" office:value="32.1266968325792">
                <text:p>32.1266968325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64.556305988">
                <text:p>1364.556305988</text:p>
              </table:table-cell>
              <table:table-cell office:value-type="float" office:value="31.9758672699849">
                <text:p>31.97586726998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71.732350662">
                <text:p>1371.732350662</text:p>
              </table:table-cell>
              <table:table-cell office:value-type="float" office:value="31.3725490196078">
                <text:p>31.37254901960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78.974931421">
                <text:p>1378.974931421</text:p>
              </table:table-cell>
              <table:table-cell office:value-type="float" office:value="31.2971342383107">
                <text:p>31.2971342383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86.212910981">
                <text:p>1386.212910981</text:p>
              </table:table-cell>
              <table:table-cell office:value-type="float" office:value="31.2217194570136">
                <text:p>31.22171945701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3.560483969">
                <text:p>1393.560483969</text:p>
              </table:table-cell>
              <table:table-cell office:value-type="float" office:value="31.1463046757164">
                <text:p>31.1463046757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0.802953889">
                <text:p>1400.802953889</text:p>
              </table:table-cell>
              <table:table-cell office:value-type="float" office:value="31.0708898944193">
                <text:p>31.07088989441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8.031956186">
                <text:p>1408.031956186</text:p>
              </table:table-cell>
              <table:table-cell office:value-type="float" office:value="30.9954751131222">
                <text:p>30.99547511312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15.103252751">
                <text:p>1415.103252751</text:p>
              </table:table-cell>
              <table:table-cell office:value-type="float" office:value="30.316742081448">
                <text:p>30.316742081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22.391540879">
                <text:p>1422.391540879</text:p>
              </table:table-cell>
              <table:table-cell office:value-type="float" office:value="29.9396681749623">
                <text:p>29.9396681749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29.602426267">
                <text:p>1429.602426267</text:p>
              </table:table-cell>
              <table:table-cell office:value-type="float" office:value="29.788838612368">
                <text:p>29.788838612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36.797077403">
                <text:p>1436.797077403</text:p>
              </table:table-cell>
              <table:table-cell office:value-type="float" office:value="29.7134238310709">
                <text:p>29.71342383107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4.034327326">
                <text:p>1444.034327326</text:p>
              </table:table-cell>
              <table:table-cell office:value-type="float" office:value="29.6380090497738">
                <text:p>29.63800904977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1.277782406">
                <text:p>1451.277782406</text:p>
              </table:table-cell>
              <table:table-cell office:value-type="float" office:value="29.5625942684766">
                <text:p>29.5625942684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8.619935085">
                <text:p>1458.619935085</text:p>
              </table:table-cell>
              <table:table-cell office:value-type="float" office:value="29.4871794871795">
                <text:p>29.48717948717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5.903644836">
                <text:p>1465.903644836</text:p>
              </table:table-cell>
              <table:table-cell office:value-type="float" office:value="29.4117647058824">
                <text:p>29.41176470588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